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239cm"/>
    </style:style>
    <style:style style:name="co2" style:family="table-column">
      <style:table-column-properties fo:break-before="auto" style:column-width="2.974cm"/>
    </style:style>
    <style:style style:name="co3" style:family="table-column">
      <style:table-column-properties fo:break-before="auto" style:column-width="2.224cm"/>
    </style:style>
    <style:style style:name="co4" style:family="table-column">
      <style:table-column-properties fo:break-before="auto" style:column-width="4.523cm"/>
    </style:style>
    <style:style style:name="co5" style:family="table-column">
      <style:table-column-properties fo:break-before="auto" style:column-width="2.267cm"/>
    </style:style>
    <style:style style:name="co6" style:family="table-column">
      <style:table-column-properties fo:break-before="auto" style:column-width="2.829cm"/>
    </style:style>
    <style:style style:name="co7" style:family="table-column">
      <style:table-column-properties fo:break-before="auto" style:column-width="2.302cm"/>
    </style:style>
    <style:style style:name="co8" style:family="table-column">
      <style:table-column-properties fo:break-before="auto" style:column-width="3.052cm"/>
    </style:style>
    <style:style style:name="co9" style:family="table-column">
      <style:table-column-properties fo:break-before="auto" style:column-width="3.302cm"/>
    </style:style>
    <style:style style:name="co10" style:family="table-column">
      <style:table-column-properties fo:break-before="auto" style:column-width="5.11cm"/>
    </style:style>
    <style:style style:name="co11" style:family="table-column">
      <style:table-column-properties fo:break-before="auto" style:column-width="1.198cm"/>
    </style:style>
    <style:style style:name="co12" style:family="table-column">
      <style:table-column-properties fo:break-before="auto" style:column-width="2.78cm"/>
    </style:style>
    <style:style style:name="co13"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ce3"/>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ext:p>Tarea</text:p>
          </table:table-cell>
          <table:table-cell table:style-name="ce4" office:value-type="string">
            <text:p>Pendiente</text:p>
          </table:table-cell>
          <table:table-cell table:style-name="ce4" office:value-type="string">
            <text:p>Hecho</text:p>
          </table:table-cell>
          <table:table-cell table:style-name="ce1" office:value-type="string">
            <text:p>Notas</text:p>
          </table:table-cell>
          <table:table-cell table:style-name="ce1" office:value-type="string">
            <text:p>Parcial</text:p>
          </table:table-cell>
          <table:table-cell table:style-name="ce1" office:value-type="string">
            <text:p>No terminado</text:p>
          </table:table-cell>
          <table:table-cell table:style-name="ce1" office:value-type="string">
            <text:p>Díasx hombre</text:p>
          </table:table-cell>
          <table:table-cell table:style-name="ce1" office:value-type="string">
            <text:p>plazo deseable</text:p>
          </table:table-cell>
          <table:table-cell table:style-name="ce1" office:value-type="string">
            <text:p>prioridad</text:p>
          </table:table-cell>
          <table:table-cell table:style-name="ce1" office:value-type="string">
            <text:p>díasxhombre pendientes</text:p>
          </table:table-cell>
          <table:table-cell office:value-type="string">
            <text:p>Total díasxhombre pendientes</text:p>
          </table:table-cell>
          <table:table-cell table:formula="oooc:=SUM([.J1:.J10006])" office:value-type="float" office:value="165.1">
            <text:p>165.1</text:p>
          </table:table-cell>
          <table:table-cell office:value-type="string">
            <text:p>mesesxhombre</text:p>
          </table:table-cell>
          <table:table-cell table:formula="oooc:=[.L1]/(22*(11/12))" office:value-type="float" office:value="8.18677685950413">
            <text:p>8.19</text:p>
          </table:table-cell>
        </table:table-row>
        <table:table-row table:style-name="ro2">
          <table:table-cell table:style-name="ce2" office:value-type="string">
            <text:p>BSR (Bayesian Sparse Regression): Sistema de simulación de alto rendimiento, basado en matrices sparse, que permita expresar y manejar la complejidad de los modelos más usados en los proyectos de tamaño pequeño o mediano, hasta varios miles de variables tratadas conjuntamente. Características principales: </text:p>
          </table:table-cell>
          <table:table-cell table:formula="oooc:=ISNUMBER(FIND(&quot;Pendiente&quot;;[.A2]))" office:value-type="boolean" office:boolean-value="false">
            <text:p>FALSE</text:p>
          </table:table-cell>
          <table:table-cell table:formula="oooc:=ISNUMBER(FIND(&quot;Hecho&quot;;[.A2]))" office:value-type="boolean" office:boolean-value="false">
            <text:p>FALSE</text:p>
          </table:table-cell>
          <table:table-cell table:style-name="ce2" table:formula="oooc:=IF([.C2];MID([.A2]; FIND(&quot;Hecho&quot;;[.A2])-1;1000);&quot;&quot;)">
            <text:p/>
          </table:table-cell>
          <table:table-cell table:formula="oooc:=ISNUMBER(FIND(&quot;%&quot;;[.D2]))" office:value-type="boolean" office:boolean-value="false">
            <text:p>FALSE</text:p>
          </table:table-cell>
          <table:table-cell table:formula="oooc:=IF(OR([.B2];[.E2]);1;0)" office:value-type="float" office:value="0">
            <text:p>0</text:p>
          </table:table-cell>
          <table:table-cell/>
          <table:table-cell table:number-columns-repeated="2"/>
          <table:table-cell table:formula="oooc:=[.F2]*[.G2]" office:value-type="float" office:value="0">
            <text:p>0</text:p>
          </table:table-cell>
          <table:table-cell table:number-columns-repeated="4"/>
        </table:table-row>
        <table:table-row table:style-name="ro3">
          <table:table-cell table:style-name="ce2" office:value-type="string">
            <text:p>Gibbs: bloques de simulación para las siguientes características: </text:p>
          </table:table-cell>
          <table:table-cell table:formula="oooc:=ISNUMBER(FIND(&quot;Pendiente&quot;;[.A3]))" office:value-type="boolean" office:boolean-value="false">
            <text:p>FALSE</text:p>
          </table:table-cell>
          <table:table-cell table:formula="oooc:=ISNUMBER(FIND(&quot;Hecho&quot;;[.A3]))" office:value-type="boolean" office:boolean-value="false">
            <text:p>FALSE</text:p>
          </table:table-cell>
          <table:table-cell table:style-name="ce2" table:formula="oooc:=IF([.C3];MID([.A3]; FIND(&quot;Hecho&quot;;[.A3])-1;1000);&quot;&quot;)">
            <text:p/>
          </table:table-cell>
          <table:table-cell table:formula="oooc:=ISNUMBER(FIND(&quot;%&quot;;[.D3]))" office:value-type="boolean" office:boolean-value="false">
            <text:p>FALSE</text:p>
          </table:table-cell>
          <table:table-cell table:formula="oooc:=IF(OR([.B3];[.E3]);1;0)" office:value-type="float" office:value="0">
            <text:p>0</text:p>
          </table:table-cell>
          <table:table-cell/>
          <table:table-cell table:number-columns-repeated="2"/>
          <table:table-cell table:formula="oooc:=[.F3]*[.G3]" office:value-type="float" office:value="0">
            <text:p>0</text:p>
          </table:table-cell>
          <table:table-cell table:number-columns-repeated="4"/>
        </table:table-row>
        <table:table-row table:style-name="ro4">
          <table:table-cell office:value-type="string">
            <text:p>Bloque lineal: 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A4]))" office:value-type="boolean" office:boolean-value="false">
            <text:p>FALSE</text:p>
          </table:table-cell>
          <table:table-cell table:formula="oooc:=ISNUMBER(FIND(&quot;Hecho&quot;;[.A4]))" office:value-type="boolean" office:boolean-value="true">
            <text:p>TRUE</text:p>
          </table:table-cell>
          <table:table-cell table:formula="oooc:=IF([.C4];MID([.A4]; FIND(&quot;Hecho&quot;;[.A4])-1;1000);&quot;&quot;)" office:value-type="string" office:string-value="(Hecho con CHOLMOD) ">
            <text:p>(Hecho con CHOLMOD) </text:p>
          </table:table-cell>
          <table:table-cell table:formula="oooc:=ISNUMBER(FIND(&quot;%&quot;;[.D4]))" office:value-type="boolean" office:boolean-value="false">
            <text:p>FALSE</text:p>
          </table:table-cell>
          <table:table-cell table:formula="oooc:=IF(OR([.B4];[.E4]);1;0)" office:value-type="float" office:value="0">
            <text:p>0</text:p>
          </table:table-cell>
          <table:table-cell/>
          <table:table-cell table:number-columns-repeated="2"/>
          <table:table-cell table:formula="oooc:=[.F4]*[.G4]" office:value-type="float" office:value="0">
            <text:p>0</text:p>
          </table:table-cell>
          <table:table-cell table:number-columns-repeated="4"/>
        </table:table-row>
        <table:table-row table:style-name="ro3">
          <table:table-cell office:value-type="string">
            <text:p>Revisar eficiencia de CHOLMOD en matrices densas o de bloques (Pendiente) </text:p>
          </table:table-cell>
          <table:table-cell table:formula="oooc:=ISNUMBER(FIND(&quot;Pendiente&quot;;[.A5]))" office:value-type="boolean" office:boolean-value="true">
            <text:p>TRUE</text:p>
          </table:table-cell>
          <table:table-cell table:formula="oooc:=ISNUMBER(FIND(&quot;Hecho&quot;;[.A5]))" office:value-type="boolean" office:boolean-value="false">
            <text:p>FALSE</text:p>
          </table:table-cell>
          <table:table-cell table:formula="oooc:=IF([.C5];MID([.A5]; FIND(&quot;Hecho&quot;;[.A5])-1;1000);&quot;&quot;)">
            <text:p/>
          </table:table-cell>
          <table:table-cell table:formula="oooc:=ISNUMBER(FIND(&quot;%&quot;;[.D5]))" office:value-type="boolean" office:boolean-value="false">
            <text:p>FALSE</text:p>
          </table:table-cell>
          <table:table-cell table:formula="oooc:=IF(OR([.B5];[.E5]);1;0)" office:value-type="float" office:value="1">
            <text:p>1</text:p>
          </table:table-cell>
          <table:table-cell office:value-type="float" office:value="2">
            <text:p>2</text:p>
          </table:table-cell>
          <table:table-cell table:number-columns-repeated="2"/>
          <table:table-cell table:formula="oooc:=[.F5]*[.G5]" office:value-type="float" office:value="2">
            <text:p>2</text:p>
          </table:table-cell>
          <table:table-cell table:number-columns-repeated="4"/>
        </table:table-row>
        <table:table-row table:style-name="ro5">
          <table:table-cell office:value-type="string">
            <text:p>Parámetro de configuración de tolerancia para el truncamiento de valores próximos a 0, con el objeto de aumentar la sparsidad de la matriz de diseño (Pendiente) </text:p>
          </table:table-cell>
          <table:table-cell table:formula="oooc:=ISNUMBER(FIND(&quot;Pendiente&quot;;[.A6]))" office:value-type="boolean" office:boolean-value="true">
            <text:p>TRUE</text:p>
          </table:table-cell>
          <table:table-cell table:formula="oooc:=ISNUMBER(FIND(&quot;Hecho&quot;;[.A6]))" office:value-type="boolean" office:boolean-value="false">
            <text:p>FALSE</text:p>
          </table:table-cell>
          <table:table-cell table:formula="oooc:=IF([.C6];MID([.A6]; FIND(&quot;Hecho&quot;;[.A6])-1;1000);&quot;&quot;)">
            <text:p/>
          </table:table-cell>
          <table:table-cell table:formula="oooc:=ISNUMBER(FIND(&quot;%&quot;;[.D6]))" office:value-type="boolean" office:boolean-value="false">
            <text:p>FALSE</text:p>
          </table:table-cell>
          <table:table-cell table:formula="oooc:=IF(OR([.B6];[.E6]);1;0)" office:value-type="float" office:value="1">
            <text:p>1</text:p>
          </table:table-cell>
          <table:table-cell office:value-type="float" office:value="1">
            <text:p>1</text:p>
          </table:table-cell>
          <table:table-cell table:number-columns-repeated="2"/>
          <table:table-cell table:formula="oooc:=[.F6]*[.G6]" office:value-type="float" office:value="1">
            <text:p>1</text:p>
          </table:table-cell>
          <table:table-cell table:number-columns-repeated="4"/>
        </table:table-row>
        <table:table-row table:style-name="ro6">
          <table:table-cell office:value-type="string">
            <text:p>Factorización precondicionada (Pendiente) </text:p>
          </table:table-cell>
          <table:table-cell table:formula="oooc:=ISNUMBER(FIND(&quot;Pendiente&quot;;[.A7]))" office:value-type="boolean" office:boolean-value="true">
            <text:p>TRUE</text:p>
          </table:table-cell>
          <table:table-cell table:formula="oooc:=ISNUMBER(FIND(&quot;Hecho&quot;;[.A7]))" office:value-type="boolean" office:boolean-value="false">
            <text:p>FALSE</text:p>
          </table:table-cell>
          <table:table-cell table:formula="oooc:=IF([.C7];MID([.A7]; FIND(&quot;Hecho&quot;;[.A7])-1;1000);&quot;&quot;)">
            <text:p/>
          </table:table-cell>
          <table:table-cell table:formula="oooc:=ISNUMBER(FIND(&quot;%&quot;;[.D7]))" office:value-type="boolean" office:boolean-value="false">
            <text:p>FALSE</text:p>
          </table:table-cell>
          <table:table-cell table:formula="oooc:=IF(OR([.B7];[.E7]);1;0)" office:value-type="float" office:value="1">
            <text:p>1</text:p>
          </table:table-cell>
          <table:table-cell office:value-type="float" office:value="3">
            <text:p>3</text:p>
          </table:table-cell>
          <table:table-cell table:number-columns-repeated="2"/>
          <table:table-cell table:formula="oooc:=[.F7]*[.G7]" office:value-type="float" office:value="3">
            <text:p>3</text:p>
          </table:table-cell>
          <table:table-cell table:number-columns-repeated="4"/>
        </table:table-row>
        <table:table-row table:style-name="ro4">
          <table:table-cell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A8]))" office:value-type="boolean" office:boolean-value="true">
            <text:p>TRUE</text:p>
          </table:table-cell>
          <table:table-cell table:formula="oooc:=ISNUMBER(FIND(&quot;Hecho&quot;;[.A8]))" office:value-type="boolean" office:boolean-value="true">
            <text:p>TRUE</text:p>
          </table:table-cell>
          <table:table-cell table:formula="oooc:=IF([.C8];MID([.A8]; FIND(&quot;Hecho&quot;;[.A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formula="oooc:=ISNUMBER(FIND(&quot;%&quot;;[.D8]))" office:value-type="boolean" office:boolean-value="false">
            <text:p>FALSE</text:p>
          </table:table-cell>
          <table:table-cell table:formula="oooc:=IF(OR([.B8];[.E8]);1;0)" office:value-type="float" office:value="1">
            <text:p>1</text:p>
          </table:table-cell>
          <table:table-cell office:value-type="float" office:value="20">
            <text:p>20</text:p>
          </table:table-cell>
          <table:table-cell table:number-columns-repeated="2"/>
          <table:table-cell table:formula="oooc:=[.F8]*[.G8]" office:value-type="float" office:value="20">
            <text:p>20</text:p>
          </table:table-cell>
          <table:table-cell table:number-columns-repeated="4"/>
        </table:table-row>
        <table:table-row table:style-name="ro6">
          <table:table-cell office:value-type="string">
            <text:p>Bloque de varianzas: </text:p>
          </table:table-cell>
          <table:table-cell table:formula="oooc:=ISNUMBER(FIND(&quot;Pendiente&quot;;[.A9]))" office:value-type="boolean" office:boolean-value="false">
            <text:p>FALSE</text:p>
          </table:table-cell>
          <table:table-cell table:formula="oooc:=ISNUMBER(FIND(&quot;Hecho&quot;;[.A9]))" office:value-type="boolean" office:boolean-value="false">
            <text:p>FALSE</text:p>
          </table:table-cell>
          <table:table-cell table:formula="oooc:=IF([.C9];MID([.A9]; FIND(&quot;Hecho&quot;;[.A9])-1;1000);&quot;&quot;)">
            <text:p/>
          </table:table-cell>
          <table:table-cell table:formula="oooc:=ISNUMBER(FIND(&quot;%&quot;;[.D9]))" office:value-type="boolean" office:boolean-value="false">
            <text:p>FALSE</text:p>
          </table:table-cell>
          <table:table-cell table:formula="oooc:=IF(OR([.B9];[.E9]);1;0)" office:value-type="float" office:value="0">
            <text:p>0</text:p>
          </table:table-cell>
          <table:table-cell/>
          <table:table-cell table:number-columns-repeated="2"/>
          <table:table-cell table:formula="oooc:=[.F9]*[.G9]" office:value-type="float" office:value="0">
            <text:p>0</text:p>
          </table:table-cell>
          <table:table-cell table:number-columns-repeated="4"/>
        </table:table-row>
        <table:table-row table:style-name="ro6">
          <table:table-cell office:value-type="string">
            <text:p>las varianzas se generan con una chi-square (Hecho) </text:p>
          </table:table-cell>
          <table:table-cell table:formula="oooc:=ISNUMBER(FIND(&quot;Pendiente&quot;;[.A10]))" office:value-type="boolean" office:boolean-value="false">
            <text:p>FALSE</text:p>
          </table:table-cell>
          <table:table-cell table:formula="oooc:=ISNUMBER(FIND(&quot;Hecho&quot;;[.A10]))" office:value-type="boolean" office:boolean-value="true">
            <text:p>TRUE</text:p>
          </table:table-cell>
          <table:table-cell table:formula="oooc:=IF([.C10];MID([.A10]; FIND(&quot;Hecho&quot;;[.A10])-1;1000);&quot;&quot;)" office:value-type="string" office:string-value="(Hecho) ">
            <text:p>(Hecho) </text:p>
          </table:table-cell>
          <table:table-cell table:formula="oooc:=ISNUMBER(FIND(&quot;%&quot;;[.D10]))" office:value-type="boolean" office:boolean-value="false">
            <text:p>FALSE</text:p>
          </table:table-cell>
          <table:table-cell table:formula="oooc:=IF(OR([.B10];[.E10]);1;0)" office:value-type="float" office:value="0">
            <text:p>0</text:p>
          </table:table-cell>
          <table:table-cell/>
          <table:table-cell table:number-columns-repeated="2"/>
          <table:table-cell table:formula="oooc:=[.F10]*[.G10]" office:value-type="float" office:value="0">
            <text:p>0</text:p>
          </table:table-cell>
          <table:table-cell table:number-columns-repeated="4"/>
        </table:table-row>
        <table:table-row table:style-name="ro7">
          <table:table-cell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A11]))" office:value-type="boolean" office:boolean-value="true">
            <text:p>TRUE</text:p>
          </table:table-cell>
          <table:table-cell table:formula="oooc:=ISNUMBER(FIND(&quot;Hecho&quot;;[.A11]))" office:value-type="boolean" office:boolean-value="false">
            <text:p>FALSE</text:p>
          </table:table-cell>
          <table:table-cell table:formula="oooc:=IF([.C11];MID([.A11]; FIND(&quot;Hecho&quot;;[.A11])-1;1000);&quot;&quot;)">
            <text:p/>
          </table:table-cell>
          <table:table-cell table:formula="oooc:=ISNUMBER(FIND(&quot;%&quot;;[.D11]))" office:value-type="boolean" office:boolean-value="false">
            <text:p>FALSE</text:p>
          </table:table-cell>
          <table:table-cell table:formula="oooc:=IF(OR([.B11];[.E11]);1;0)" office:value-type="float" office:value="1">
            <text:p>1</text:p>
          </table:table-cell>
          <table:table-cell office:value-type="float" office:value="1">
            <text:p>1</text:p>
          </table:table-cell>
          <table:table-cell table:number-columns-repeated="2"/>
          <table:table-cell table:formula="oooc:=[.F11]*[.G11]" office:value-type="float" office:value="1">
            <text:p>1</text:p>
          </table:table-cell>
          <table:table-cell table:number-columns-repeated="4"/>
        </table:table-row>
        <table:table-row table:style-name="ro6">
          <table:table-cell office:value-type="string">
            <text:p>Bloque ARIMA: </text:p>
          </table:table-cell>
          <table:table-cell table:formula="oooc:=ISNUMBER(FIND(&quot;Pendiente&quot;;[.A12]))" office:value-type="boolean" office:boolean-value="false">
            <text:p>FALSE</text:p>
          </table:table-cell>
          <table:table-cell table:formula="oooc:=ISNUMBER(FIND(&quot;Hecho&quot;;[.A12]))" office:value-type="boolean" office:boolean-value="false">
            <text:p>FALSE</text:p>
          </table:table-cell>
          <table:table-cell table:formula="oooc:=IF([.C12];MID([.A12]; FIND(&quot;Hecho&quot;;[.A12])-1;1000);&quot;&quot;)">
            <text:p/>
          </table:table-cell>
          <table:table-cell table:formula="oooc:=ISNUMBER(FIND(&quot;%&quot;;[.D12]))" office:value-type="boolean" office:boolean-value="false">
            <text:p>FALSE</text:p>
          </table:table-cell>
          <table:table-cell table:formula="oooc:=IF(OR([.B12];[.E12]);1;0)" office:value-type="float" office:value="0">
            <text:p>0</text:p>
          </table:table-cell>
          <table:table-cell/>
          <table:table-cell table:number-columns-repeated="2"/>
          <table:table-cell table:formula="oooc:=[.F12]*[.G12]" office:value-type="float" office:value="0">
            <text:p>0</text:p>
          </table:table-cell>
          <table:table-cell table:number-columns-repeated="4"/>
        </table:table-row>
        <table:table-row table:style-name="ro5">
          <table:table-cell office:value-type="string">
            <text:p>Es posible definir un modelo ARIMA para cualquier bloque de ecuaciones de la regresión aunque hay que factorizar los polinomios en monomios y binomios. (Hecho con ARMS) </text:p>
          </table:table-cell>
          <table:table-cell table:formula="oooc:=ISNUMBER(FIND(&quot;Pendiente&quot;;[.A13]))" office:value-type="boolean" office:boolean-value="false">
            <text:p>FALSE</text:p>
          </table:table-cell>
          <table:table-cell table:formula="oooc:=ISNUMBER(FIND(&quot;Hecho&quot;;[.A13]))" office:value-type="boolean" office:boolean-value="true">
            <text:p>TRUE</text:p>
          </table:table-cell>
          <table:table-cell table:formula="oooc:=IF([.C13];MID([.A13]; FIND(&quot;Hecho&quot;;[.A13])-1;1000);&quot;&quot;)" office:value-type="string" office:string-value="(Hecho con ARMS) ">
            <text:p>(Hecho con ARMS) </text:p>
          </table:table-cell>
          <table:table-cell table:formula="oooc:=ISNUMBER(FIND(&quot;%&quot;;[.D13]))" office:value-type="boolean" office:boolean-value="false">
            <text:p>FALSE</text:p>
          </table:table-cell>
          <table:table-cell table:formula="oooc:=IF(OR([.B13];[.E13]);1;0)" office:value-type="float" office:value="0">
            <text:p>0</text:p>
          </table:table-cell>
          <table:table-cell/>
          <table:table-cell table:number-columns-repeated="2"/>
          <table:table-cell table:formula="oooc:=[.F13]*[.G13]" office:value-type="float" office:value="0">
            <text:p>0</text:p>
          </table:table-cell>
          <table:table-cell table:number-columns-repeated="4"/>
        </table:table-row>
        <table:table-row table:style-name="ro3">
          <table:table-cell office:value-type="string">
            <text:p>Estructura jerárquica sobre los parámetros ARIMA (Pendiente) </text:p>
          </table:table-cell>
          <table:table-cell table:formula="oooc:=ISNUMBER(FIND(&quot;Pendiente&quot;;[.A14]))" office:value-type="boolean" office:boolean-value="true">
            <text:p>TRUE</text:p>
          </table:table-cell>
          <table:table-cell table:formula="oooc:=ISNUMBER(FIND(&quot;Hecho&quot;;[.A14]))" office:value-type="boolean" office:boolean-value="false">
            <text:p>FALSE</text:p>
          </table:table-cell>
          <table:table-cell table:formula="oooc:=IF([.C14];MID([.A14]; FIND(&quot;Hecho&quot;;[.A14])-1;1000);&quot;&quot;)">
            <text:p/>
          </table:table-cell>
          <table:table-cell table:formula="oooc:=ISNUMBER(FIND(&quot;%&quot;;[.D14]))" office:value-type="boolean" office:boolean-value="false">
            <text:p>FALSE</text:p>
          </table:table-cell>
          <table:table-cell table:formula="oooc:=IF(OR([.B14];[.E14]);1;0)" office:value-type="float" office:value="1">
            <text:p>1</text:p>
          </table:table-cell>
          <table:table-cell office:value-type="float" office:value="3">
            <text:p>3</text:p>
          </table:table-cell>
          <table:table-cell table:number-columns-repeated="2"/>
          <table:table-cell table:formula="oooc:=[.F14]*[.G14]" office:value-type="float" office:value="3">
            <text:p>3</text:p>
          </table:table-cell>
          <table:table-cell table:number-columns-repeated="4"/>
        </table:table-row>
        <table:table-row table:style-name="ro6">
          <table:table-cell office:value-type="string">
            <text:p>Bloque Missing (I/O): </text:p>
          </table:table-cell>
          <table:table-cell table:formula="oooc:=ISNUMBER(FIND(&quot;Pendiente&quot;;[.A15]))" office:value-type="boolean" office:boolean-value="false">
            <text:p>FALSE</text:p>
          </table:table-cell>
          <table:table-cell table:formula="oooc:=ISNUMBER(FIND(&quot;Hecho&quot;;[.A15]))" office:value-type="boolean" office:boolean-value="false">
            <text:p>FALSE</text:p>
          </table:table-cell>
          <table:table-cell table:formula="oooc:=IF([.C15];MID([.A15]; FIND(&quot;Hecho&quot;;[.A15])-1;1000);&quot;&quot;)">
            <text:p/>
          </table:table-cell>
          <table:table-cell table:formula="oooc:=ISNUMBER(FIND(&quot;%&quot;;[.D15]))" office:value-type="boolean" office:boolean-value="false">
            <text:p>FALSE</text:p>
          </table:table-cell>
          <table:table-cell table:formula="oooc:=IF(OR([.B15];[.E15]);1;0)" office:value-type="float" office:value="0">
            <text:p>0</text:p>
          </table:table-cell>
          <table:table-cell/>
          <table:table-cell table:number-columns-repeated="2"/>
          <table:table-cell table:formula="oooc:=[.F15]*[.G15]" office:value-type="float" office:value="0">
            <text:p>0</text:p>
          </table:table-cell>
          <table:table-cell table:number-columns-repeated="4"/>
        </table:table-row>
        <table:table-row table:style-name="ro3">
          <table:table-cell office:value-type="string">
            <text:p>Datos omitidos en el output con distribución a priori univariante (Hecho) </text:p>
          </table:table-cell>
          <table:table-cell table:formula="oooc:=ISNUMBER(FIND(&quot;Pendiente&quot;;[.A16]))" office:value-type="boolean" office:boolean-value="false">
            <text:p>FALSE</text:p>
          </table:table-cell>
          <table:table-cell table:formula="oooc:=ISNUMBER(FIND(&quot;Hecho&quot;;[.A16]))" office:value-type="boolean" office:boolean-value="true">
            <text:p>TRUE</text:p>
          </table:table-cell>
          <table:table-cell table:formula="oooc:=IF([.C16];MID([.A16]; FIND(&quot;Hecho&quot;;[.A16])-1;1000);&quot;&quot;)" office:value-type="string" office:string-value="(Hecho) ">
            <text:p>(Hecho) </text:p>
          </table:table-cell>
          <table:table-cell table:formula="oooc:=ISNUMBER(FIND(&quot;%&quot;;[.D16]))" office:value-type="boolean" office:boolean-value="false">
            <text:p>FALSE</text:p>
          </table:table-cell>
          <table:table-cell table:formula="oooc:=IF(OR([.B16];[.E16]);1;0)" office:value-type="float" office:value="0">
            <text:p>0</text:p>
          </table:table-cell>
          <table:table-cell/>
          <table:table-cell table:number-columns-repeated="2"/>
          <table:table-cell table:formula="oooc:=[.F16]*[.G16]" office:value-type="float" office:value="0">
            <text:p>0</text:p>
          </table:table-cell>
          <table:table-cell table:number-columns-repeated="4"/>
        </table:table-row>
        <table:table-row table:style-name="ro3">
          <table:table-cell office:value-type="string">
            <text:p>Datos omitidos en el input con distribución a priori univariante (Hecho) </text:p>
          </table:table-cell>
          <table:table-cell table:formula="oooc:=ISNUMBER(FIND(&quot;Pendiente&quot;;[.A17]))" office:value-type="boolean" office:boolean-value="false">
            <text:p>FALSE</text:p>
          </table:table-cell>
          <table:table-cell table:formula="oooc:=ISNUMBER(FIND(&quot;Hecho&quot;;[.A17]))" office:value-type="boolean" office:boolean-value="true">
            <text:p>TRUE</text:p>
          </table:table-cell>
          <table:table-cell table:formula="oooc:=IF([.C17];MID([.A17]; FIND(&quot;Hecho&quot;;[.A17])-1;1000);&quot;&quot;)" office:value-type="string" office:string-value="(Hecho) ">
            <text:p>(Hecho) </text:p>
          </table:table-cell>
          <table:table-cell table:formula="oooc:=ISNUMBER(FIND(&quot;%&quot;;[.D17]))" office:value-type="boolean" office:boolean-value="false">
            <text:p>FALSE</text:p>
          </table:table-cell>
          <table:table-cell table:formula="oooc:=IF(OR([.B17];[.E17]);1;0)" office:value-type="float" office:value="0">
            <text:p>0</text:p>
          </table:table-cell>
          <table:table-cell/>
          <table:table-cell table:number-columns-repeated="2"/>
          <table:table-cell table:formula="oooc:=[.F17]*[.G17]" office:value-type="float" office:value="0">
            <text:p>0</text:p>
          </table:table-cell>
          <table:table-cell table:number-columns-repeated="4"/>
        </table:table-row>
        <table:table-row table:style-name="ro3">
          <table:table-cell office:value-type="string">
            <text:p>Omitidos unificados para variables input idénticas en distintos nodos (Pendiente) </text:p>
          </table:table-cell>
          <table:table-cell table:formula="oooc:=ISNUMBER(FIND(&quot;Pendiente&quot;;[.A18]))" office:value-type="boolean" office:boolean-value="true">
            <text:p>TRUE</text:p>
          </table:table-cell>
          <table:table-cell table:formula="oooc:=ISNUMBER(FIND(&quot;Hecho&quot;;[.A18]))" office:value-type="boolean" office:boolean-value="false">
            <text:p>FALSE</text:p>
          </table:table-cell>
          <table:table-cell table:formula="oooc:=IF([.C18];MID([.A18]; FIND(&quot;Hecho&quot;;[.A18])-1;1000);&quot;&quot;)">
            <text:p/>
          </table:table-cell>
          <table:table-cell table:formula="oooc:=ISNUMBER(FIND(&quot;%&quot;;[.D18]))" office:value-type="boolean" office:boolean-value="false">
            <text:p>FALSE</text:p>
          </table:table-cell>
          <table:table-cell table:formula="oooc:=IF(OR([.B18];[.E18]);1;0)" office:value-type="float" office:value="1">
            <text:p>1</text:p>
          </table:table-cell>
          <table:table-cell office:value-type="float" office:value="2">
            <text:p>2</text:p>
          </table:table-cell>
          <table:table-cell table:number-columns-repeated="2"/>
          <table:table-cell table:formula="oooc:=[.F18]*[.G18]" office:value-type="float" office:value="2">
            <text:p>2</text:p>
          </table:table-cell>
          <table:table-cell table:number-columns-repeated="4"/>
        </table:table-row>
        <table:table-row table:style-name="ro6">
          <table:table-cell office:value-type="string">
            <text:p>Extensiones: </text:p>
          </table:table-cell>
          <table:table-cell table:formula="oooc:=ISNUMBER(FIND(&quot;Pendiente&quot;;[.A19]))" office:value-type="boolean" office:boolean-value="false">
            <text:p>FALSE</text:p>
          </table:table-cell>
          <table:table-cell table:formula="oooc:=ISNUMBER(FIND(&quot;Hecho&quot;;[.A19]))" office:value-type="boolean" office:boolean-value="false">
            <text:p>FALSE</text:p>
          </table:table-cell>
          <table:table-cell table:formula="oooc:=IF([.C19];MID([.A19]; FIND(&quot;Hecho&quot;;[.A19])-1;1000);&quot;&quot;)">
            <text:p/>
          </table:table-cell>
          <table:table-cell table:formula="oooc:=ISNUMBER(FIND(&quot;%&quot;;[.D19]))" office:value-type="boolean" office:boolean-value="false">
            <text:p>FALSE</text:p>
          </table:table-cell>
          <table:table-cell table:formula="oooc:=IF(OR([.B19];[.E19]);1;0)" office:value-type="float" office:value="0">
            <text:p>0</text:p>
          </table:table-cell>
          <table:table-cell office:value-type="float" office:value="2">
            <text:p>2</text:p>
          </table:table-cell>
          <table:table-cell table:number-columns-repeated="2"/>
          <table:table-cell table:formula="oooc:=[.F19]*[.G19]" office:value-type="float" office:value="0">
            <text:p>0</text:p>
          </table:table-cell>
          <table:table-cell table:number-columns-repeated="4"/>
        </table:table-row>
        <table:table-row table:style-name="ro4">
          <table:table-cell table:style-name="ce2"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A20]))" office:value-type="boolean" office:boolean-value="false">
            <text:p>FALSE</text:p>
          </table:table-cell>
          <table:table-cell table:formula="oooc:=ISNUMBER(FIND(&quot;Hecho&quot;;[.A20]))" office:value-type="boolean" office:boolean-value="false">
            <text:p>FALSE</text:p>
          </table:table-cell>
          <table:table-cell table:style-name="ce2" table:formula="oooc:=IF([.C20];MID([.A20]; FIND(&quot;Hecho&quot;;[.A20])-1;1000);&quot;&quot;)">
            <text:p/>
          </table:table-cell>
          <table:table-cell table:formula="oooc:=ISNUMBER(FIND(&quot;%&quot;;[.D20]))" office:value-type="boolean" office:boolean-value="false">
            <text:p>FALSE</text:p>
          </table:table-cell>
          <table:table-cell table:formula="oooc:=IF(OR([.B20];[.E20]);1;0)" office:value-type="float" office:value="0">
            <text:p>0</text:p>
          </table:table-cell>
          <table:table-cell/>
          <table:table-cell table:number-columns-repeated="2"/>
          <table:table-cell table:formula="oooc:=[.F20]*[.G20]" office:value-type="float" office:value="0">
            <text:p>0</text:p>
          </table:table-cell>
          <table:table-cell table:number-columns-repeated="4"/>
        </table:table-row>
        <table:table-row table:style-name="ro2">
          <table:table-cell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Pendiente) </text:p>
          </table:table-cell>
          <table:table-cell table:formula="oooc:=ISNUMBER(FIND(&quot;Pendiente&quot;;[.A21]))" office:value-type="boolean" office:boolean-value="true">
            <text:p>TRUE</text:p>
          </table:table-cell>
          <table:table-cell table:formula="oooc:=ISNUMBER(FIND(&quot;Hecho&quot;;[.A21]))" office:value-type="boolean" office:boolean-value="false">
            <text:p>FALSE</text:p>
          </table:table-cell>
          <table:table-cell table:formula="oooc:=IF([.C21];MID([.A21]; FIND(&quot;Hecho&quot;;[.A21])-1;1000);&quot;&quot;)">
            <text:p/>
          </table:table-cell>
          <table:table-cell table:formula="oooc:=ISNUMBER(FIND(&quot;%&quot;;[.D21]))" office:value-type="boolean" office:boolean-value="false">
            <text:p>FALSE</text:p>
          </table:table-cell>
          <table:table-cell table:formula="oooc:=IF(OR([.B21];[.E21]);1;0)" office:value-type="float" office:value="1">
            <text:p>1</text:p>
          </table:table-cell>
          <table:table-cell office:value-type="float" office:value="0.1">
            <text:p>0.1</text:p>
          </table:table-cell>
          <table:table-cell table:number-columns-repeated="2"/>
          <table:table-cell table:formula="oooc:=[.F21]*[.G21]" office:value-type="float" office:value="0.1">
            <text:p>0.1</text:p>
          </table:table-cell>
          <table:table-cell table:number-columns-repeated="4"/>
        </table:table-row>
        <table:table-row table:style-name="ro5">
          <table:table-cell office:value-type="string">
            <text:p>Reconocimiento de la estructura topológica de los bloques para el ataque en paralelo de la simulación de los bloques que lo permitan. (Pendiente) </text:p>
          </table:table-cell>
          <table:table-cell table:formula="oooc:=ISNUMBER(FIND(&quot;Pendiente&quot;;[.A22]))" office:value-type="boolean" office:boolean-value="true">
            <text:p>TRUE</text:p>
          </table:table-cell>
          <table:table-cell table:formula="oooc:=ISNUMBER(FIND(&quot;Hecho&quot;;[.A22]))" office:value-type="boolean" office:boolean-value="false">
            <text:p>FALSE</text:p>
          </table:table-cell>
          <table:table-cell table:formula="oooc:=IF([.C22];MID([.A22]; FIND(&quot;Hecho&quot;;[.A22])-1;1000);&quot;&quot;)">
            <text:p/>
          </table:table-cell>
          <table:table-cell table:formula="oooc:=ISNUMBER(FIND(&quot;%&quot;;[.D22]))" office:value-type="boolean" office:boolean-value="false">
            <text:p>FALSE</text:p>
          </table:table-cell>
          <table:table-cell table:formula="oooc:=IF(OR([.B22];[.E22]);1;0)" office:value-type="float" office:value="1">
            <text:p>1</text:p>
          </table:table-cell>
          <table:table-cell office:value-type="float" office:value="3">
            <text:p>3</text:p>
          </table:table-cell>
          <table:table-cell table:number-columns-repeated="2"/>
          <table:table-cell table:formula="oooc:=[.F22]*[.G22]" office:value-type="float" office:value="3">
            <text:p>3</text:p>
          </table:table-cell>
          <table:table-cell table:number-columns-repeated="4"/>
        </table:table-row>
        <table:table-row table:style-name="ro8">
          <table:table-cell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A23]))" office:value-type="boolean" office:boolean-value="true">
            <text:p>TRUE</text:p>
          </table:table-cell>
          <table:table-cell table:formula="oooc:=ISNUMBER(FIND(&quot;Hecho&quot;;[.A23]))" office:value-type="boolean" office:boolean-value="false">
            <text:p>FALSE</text:p>
          </table:table-cell>
          <table:table-cell table:formula="oooc:=IF([.C23];MID([.A23]; FIND(&quot;Hecho&quot;;[.A23])-1;1000);&quot;&quot;)">
            <text:p/>
          </table:table-cell>
          <table:table-cell table:formula="oooc:=ISNUMBER(FIND(&quot;%&quot;;[.D23]))" office:value-type="boolean" office:boolean-value="false">
            <text:p>FALSE</text:p>
          </table:table-cell>
          <table:table-cell table:formula="oooc:=IF(OR([.B23];[.E23]);1;0)" office:value-type="float" office:value="1">
            <text:p>1</text:p>
          </table:table-cell>
          <table:table-cell office:value-type="float" office:value="1">
            <text:p>1</text:p>
          </table:table-cell>
          <table:table-cell table:number-columns-repeated="2"/>
          <table:table-cell table:formula="oooc:=[.F23]*[.G23]" office:value-type="float" office:value="1">
            <text:p>1</text:p>
          </table:table-cell>
          <table:table-cell table:number-columns-repeated="4"/>
        </table:table-row>
        <table:table-row table:style-name="ro6">
          <table:table-cell table:style-name="ce2" office:value-type="string">
            <text:p>NLF: (Non Linear Filter) </text:p>
          </table:table-cell>
          <table:table-cell table:formula="oooc:=ISNUMBER(FIND(&quot;Pendiente&quot;;[.A24]))" office:value-type="boolean" office:boolean-value="false">
            <text:p>FALSE</text:p>
          </table:table-cell>
          <table:table-cell table:formula="oooc:=ISNUMBER(FIND(&quot;Hecho&quot;;[.A24]))" office:value-type="boolean" office:boolean-value="false">
            <text:p>FALSE</text:p>
          </table:table-cell>
          <table:table-cell table:style-name="ce2" table:formula="oooc:=IF([.C24];MID([.A24]; FIND(&quot;Hecho&quot;;[.A24])-1;1000);&quot;&quot;)">
            <text:p/>
          </table:table-cell>
          <table:table-cell table:formula="oooc:=ISNUMBER(FIND(&quot;%&quot;;[.D24]))" office:value-type="boolean" office:boolean-value="false">
            <text:p>FALSE</text:p>
          </table:table-cell>
          <table:table-cell table:formula="oooc:=IF(OR([.B24];[.E24]);1;0)" office:value-type="float" office:value="0">
            <text:p>0</text:p>
          </table:table-cell>
          <table:table-cell/>
          <table:table-cell table:number-columns-repeated="2"/>
          <table:table-cell table:formula="oooc:=[.F24]*[.G24]" office:value-type="float" office:value="0">
            <text:p>0</text:p>
          </table:table-cell>
          <table:table-cell table:number-columns-repeated="4"/>
        </table:table-row>
        <table:table-row table:style-name="ro3">
          <table:table-cell office:value-type="string">
            <text:p>Simulador de bloques no lineales basados en una API común de los filtros (Hecho con ARMS) </text:p>
          </table:table-cell>
          <table:table-cell table:formula="oooc:=ISNUMBER(FIND(&quot;Pendiente&quot;;[.A25]))" office:value-type="boolean" office:boolean-value="false">
            <text:p>FALSE</text:p>
          </table:table-cell>
          <table:table-cell table:formula="oooc:=ISNUMBER(FIND(&quot;Hecho&quot;;[.A25]))" office:value-type="boolean" office:boolean-value="true">
            <text:p>TRUE</text:p>
          </table:table-cell>
          <table:table-cell table:formula="oooc:=IF([.C25];MID([.A25]; FIND(&quot;Hecho&quot;;[.A25])-1;1000);&quot;&quot;)" office:value-type="string" office:string-value="(Hecho con ARMS) ">
            <text:p>(Hecho con ARMS) </text:p>
          </table:table-cell>
          <table:table-cell table:formula="oooc:=ISNUMBER(FIND(&quot;%&quot;;[.D25]))" office:value-type="boolean" office:boolean-value="false">
            <text:p>FALSE</text:p>
          </table:table-cell>
          <table:table-cell table:formula="oooc:=IF(OR([.B25];[.E25]);1;0)" office:value-type="float" office:value="0">
            <text:p>0</text:p>
          </table:table-cell>
          <table:table-cell/>
          <table:table-cell table:number-columns-repeated="2"/>
          <table:table-cell table:formula="oooc:=[.F25]*[.G25]" office:value-type="float" office:value="0">
            <text:p>0</text:p>
          </table:table-cell>
          <table:table-cell table:number-columns-repeated="4"/>
        </table:table-row>
        <table:table-row table:style-name="ro3">
          <table:table-cell office:value-type="string">
            <text:p>Estructura jerárquica sobre los parámetros no lineales (Pendiente) </text:p>
          </table:table-cell>
          <table:table-cell table:formula="oooc:=ISNUMBER(FIND(&quot;Pendiente&quot;;[.A26]))" office:value-type="boolean" office:boolean-value="true">
            <text:p>TRUE</text:p>
          </table:table-cell>
          <table:table-cell table:formula="oooc:=ISNUMBER(FIND(&quot;Hecho&quot;;[.A26]))" office:value-type="boolean" office:boolean-value="false">
            <text:p>FALSE</text:p>
          </table:table-cell>
          <table:table-cell table:formula="oooc:=IF([.C26];MID([.A26]; FIND(&quot;Hecho&quot;;[.A26])-1;1000);&quot;&quot;)">
            <text:p/>
          </table:table-cell>
          <table:table-cell table:formula="oooc:=ISNUMBER(FIND(&quot;%&quot;;[.D26]))" office:value-type="boolean" office:boolean-value="false">
            <text:p>FALSE</text:p>
          </table:table-cell>
          <table:table-cell table:formula="oooc:=IF(OR([.B26];[.E26]);1;0)" office:value-type="float" office:value="1">
            <text:p>1</text:p>
          </table:table-cell>
          <table:table-cell office:value-type="float" office:value="3">
            <text:p>3</text:p>
          </table:table-cell>
          <table:table-cell table:number-columns-repeated="2"/>
          <table:table-cell table:formula="oooc:=[.F26]*[.G26]" office:value-type="float" office:value="3">
            <text:p>3</text:p>
          </table:table-cell>
          <table:table-cell table:number-columns-repeated="4"/>
        </table:table-row>
        <table:table-row table:style-name="ro6">
          <table:table-cell office:value-type="string">
            <text:p>Funciones arbitrarias de modificación del output </text:p>
          </table:table-cell>
          <table:table-cell table:formula="oooc:=ISNUMBER(FIND(&quot;Pendiente&quot;;[.A27]))" office:value-type="boolean" office:boolean-value="false">
            <text:p>FALSE</text:p>
          </table:table-cell>
          <table:table-cell table:formula="oooc:=ISNUMBER(FIND(&quot;Hecho&quot;;[.A27]))" office:value-type="boolean" office:boolean-value="false">
            <text:p>FALSE</text:p>
          </table:table-cell>
          <table:table-cell table:formula="oooc:=IF([.C27];MID([.A27]; FIND(&quot;Hecho&quot;;[.A27])-1;1000);&quot;&quot;)">
            <text:p/>
          </table:table-cell>
          <table:table-cell table:formula="oooc:=ISNUMBER(FIND(&quot;%&quot;;[.D27]))" office:value-type="boolean" office:boolean-value="false">
            <text:p>FALSE</text:p>
          </table:table-cell>
          <table:table-cell table:formula="oooc:=IF(OR([.B27];[.E27]);1;0)" office:value-type="float" office:value="0">
            <text:p>0</text:p>
          </table:table-cell>
          <table:table-cell/>
          <table:table-cell table:number-columns-repeated="2"/>
          <table:table-cell table:formula="oooc:=[.F27]*[.G27]" office:value-type="float" office:value="0">
            <text:p>0</text:p>
          </table:table-cell>
          <table:table-cell table:number-columns-repeated="4"/>
        </table:table-row>
        <table:table-row table:style-name="ro6">
          <table:table-cell office:value-type="string">
            <text:p>Filtrado en términos originales</text:p>
          </table:table-cell>
          <table:table-cell table:formula="oooc:=ISNUMBER(FIND(&quot;Pendiente&quot;;[.A28]))" office:value-type="boolean" office:boolean-value="false">
            <text:p>FALSE</text:p>
          </table:table-cell>
          <table:table-cell table:formula="oooc:=ISNUMBER(FIND(&quot;Hecho&quot;;[.A28]))" office:value-type="boolean" office:boolean-value="false">
            <text:p>FALSE</text:p>
          </table:table-cell>
          <table:table-cell table:formula="oooc:=IF([.C28];MID([.A28]; FIND(&quot;Hecho&quot;;[.A28])-1;1000);&quot;&quot;)">
            <text:p/>
          </table:table-cell>
          <table:table-cell table:formula="oooc:=ISNUMBER(FIND(&quot;%&quot;;[.D28]))" office:value-type="boolean" office:boolean-value="false">
            <text:p>FALSE</text:p>
          </table:table-cell>
          <table:table-cell table:formula="oooc:=IF(OR([.B28];[.E28]);1;0)" office:value-type="float" office:value="0">
            <text:p>0</text:p>
          </table:table-cell>
          <table:table-cell office:value-type="float" office:value="0">
            <text:p>0</text:p>
          </table:table-cell>
          <table:table-cell table:number-columns-repeated="2"/>
          <table:table-cell table:formula="oooc:=[.F28]*[.G28]" office:value-type="float" office:value="0">
            <text:p>0</text:p>
          </table:table-cell>
          <table:table-cell table:number-columns-repeated="4"/>
        </table:table-row>
        <table:table-row table:style-name="ro6">
          <table:table-cell office:value-type="string">
            <text:p>Caso general basado en el simulador ARMS (Pendiente)</text:p>
          </table:table-cell>
          <table:table-cell table:formula="oooc:=ISNUMBER(FIND(&quot;Pendiente&quot;;[.A29]))" office:value-type="boolean" office:boolean-value="true">
            <text:p>TRUE</text:p>
          </table:table-cell>
          <table:table-cell table:formula="oooc:=ISNUMBER(FIND(&quot;Hecho&quot;;[.A29]))" office:value-type="boolean" office:boolean-value="false">
            <text:p>FALSE</text:p>
          </table:table-cell>
          <table:table-cell table:formula="oooc:=IF([.C29];MID([.A29]; FIND(&quot;Hecho&quot;;[.A29])-1;1000);&quot;&quot;)">
            <text:p/>
          </table:table-cell>
          <table:table-cell table:formula="oooc:=ISNUMBER(FIND(&quot;%&quot;;[.D29]))" office:value-type="boolean" office:boolean-value="false">
            <text:p>FALSE</text:p>
          </table:table-cell>
          <table:table-cell table:formula="oooc:=IF(OR([.B29];[.E29]);1;0)" office:value-type="float" office:value="1">
            <text:p>1</text:p>
          </table:table-cell>
          <table:table-cell office:value-type="float" office:value="1">
            <text:p>1</text:p>
          </table:table-cell>
          <table:table-cell table:number-columns-repeated="2"/>
          <table:table-cell table:formula="oooc:=[.F29]*[.G29]" office:value-type="float" office:value="1">
            <text:p>1</text:p>
          </table:table-cell>
          <table:table-cell table:number-columns-repeated="4"/>
        </table:table-row>
        <table:table-row table:style-name="ro3">
          <table:table-cell office:value-type="string">
            <text:p>Caso particular optimizado para regresión lineal con residuos no normales (Pendiente) </text:p>
          </table:table-cell>
          <table:table-cell table:formula="oooc:=ISNUMBER(FIND(&quot;Pendiente&quot;;[.A30]))" office:value-type="boolean" office:boolean-value="true">
            <text:p>TRUE</text:p>
          </table:table-cell>
          <table:table-cell table:formula="oooc:=ISNUMBER(FIND(&quot;Hecho&quot;;[.A30]))" office:value-type="boolean" office:boolean-value="false">
            <text:p>FALSE</text:p>
          </table:table-cell>
          <table:table-cell table:formula="oooc:=IF([.C30];MID([.A30]; FIND(&quot;Hecho&quot;;[.A30])-1;1000);&quot;&quot;)">
            <text:p/>
          </table:table-cell>
          <table:table-cell table:formula="oooc:=ISNUMBER(FIND(&quot;%&quot;;[.D30]))" office:value-type="boolean" office:boolean-value="false">
            <text:p>FALSE</text:p>
          </table:table-cell>
          <table:table-cell table:formula="oooc:=IF(OR([.B30];[.E30]);1;0)" office:value-type="float" office:value="1">
            <text:p>1</text:p>
          </table:table-cell>
          <table:table-cell office:value-type="float" office:value="4">
            <text:p>4</text:p>
          </table:table-cell>
          <table:table-cell table:number-columns-repeated="2"/>
          <table:table-cell table:formula="oooc:=[.F30]*[.G30]" office:value-type="float" office:value="4">
            <text:p>4</text:p>
          </table:table-cell>
          <table:table-cell table:number-columns-repeated="4"/>
        </table:table-row>
        <table:table-row table:style-name="ro6">
          <table:table-cell office:value-type="string">
            <text:p>Modelo probit (Pendiente) </text:p>
          </table:table-cell>
          <table:table-cell table:formula="oooc:=ISNUMBER(FIND(&quot;Pendiente&quot;;[.A31]))" office:value-type="boolean" office:boolean-value="true">
            <text:p>TRUE</text:p>
          </table:table-cell>
          <table:table-cell table:formula="oooc:=ISNUMBER(FIND(&quot;Hecho&quot;;[.A31]))" office:value-type="boolean" office:boolean-value="false">
            <text:p>FALSE</text:p>
          </table:table-cell>
          <table:table-cell table:formula="oooc:=IF([.C31];MID([.A31]; FIND(&quot;Hecho&quot;;[.A31])-1;1000);&quot;&quot;)">
            <text:p/>
          </table:table-cell>
          <table:table-cell table:formula="oooc:=ISNUMBER(FIND(&quot;%&quot;;[.D31]))" office:value-type="boolean" office:boolean-value="false">
            <text:p>FALSE</text:p>
          </table:table-cell>
          <table:table-cell table:formula="oooc:=IF(OR([.B31];[.E31]);1;0)" office:value-type="float" office:value="1">
            <text:p>1</text:p>
          </table:table-cell>
          <table:table-cell office:value-type="float" office:value="3">
            <text:p>3</text:p>
          </table:table-cell>
          <table:table-cell table:number-columns-repeated="2"/>
          <table:table-cell table:formula="oooc:=[.F31]*[.G31]" office:value-type="float" office:value="3">
            <text:p>3</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2]))" office:value-type="boolean" office:boolean-value="true">
            <text:p>TRUE</text:p>
          </table:table-cell>
          <table:table-cell table:formula="oooc:=ISNUMBER(FIND(&quot;Hecho&quot;;[.A32]))" office:value-type="boolean" office:boolean-value="false">
            <text:p>FALSE</text:p>
          </table:table-cell>
          <table:table-cell table:formula="oooc:=IF([.C32];MID([.A32]; FIND(&quot;Hecho&quot;;[.A32])-1;1000);&quot;&quot;)">
            <text:p/>
          </table:table-cell>
          <table:table-cell table:formula="oooc:=ISNUMBER(FIND(&quot;%&quot;;[.D32]))" office:value-type="boolean" office:boolean-value="false">
            <text:p>FALSE</text:p>
          </table:table-cell>
          <table:table-cell table:formula="oooc:=IF(OR([.B32];[.E32]);1;0)" office:value-type="float" office:value="1">
            <text:p>1</text:p>
          </table:table-cell>
          <table:table-cell office:value-type="float" office:value="1">
            <text:p>1</text:p>
          </table:table-cell>
          <table:table-cell table:number-columns-repeated="2"/>
          <table:table-cell table:formula="oooc:=[.F32]*[.G32]" office:value-type="float" office:value="1">
            <text:p>1</text:p>
          </table:table-cell>
          <table:table-cell table:number-columns-repeated="4"/>
        </table:table-row>
        <table:table-row table:style-name="ro6">
          <table:table-cell office:value-type="string">
            <text:p>Funciones arbitrarias de creación de inputs lineales </text:p>
          </table:table-cell>
          <table:table-cell table:formula="oooc:=ISNUMBER(FIND(&quot;Pendiente&quot;;[.A33]))" office:value-type="boolean" office:boolean-value="false">
            <text:p>FALSE</text:p>
          </table:table-cell>
          <table:table-cell table:formula="oooc:=ISNUMBER(FIND(&quot;Hecho&quot;;[.A33]))" office:value-type="boolean" office:boolean-value="false">
            <text:p>FALSE</text:p>
          </table:table-cell>
          <table:table-cell table:formula="oooc:=IF([.C33];MID([.A33]; FIND(&quot;Hecho&quot;;[.A33])-1;1000);&quot;&quot;)">
            <text:p/>
          </table:table-cell>
          <table:table-cell table:formula="oooc:=ISNUMBER(FIND(&quot;%&quot;;[.D33]))" office:value-type="boolean" office:boolean-value="false">
            <text:p>FALSE</text:p>
          </table:table-cell>
          <table:table-cell table:formula="oooc:=IF(OR([.B33];[.E33]);1;0)" office:value-type="float" office:value="0">
            <text:p>0</text:p>
          </table:table-cell>
          <table:table-cell/>
          <table:table-cell table:number-columns-repeated="2"/>
          <table:table-cell table:formula="oooc:=[.F33]*[.G33]" office:value-type="float" office:value="0">
            <text:p>0</text:p>
          </table:table-cell>
          <table:table-cell table:number-columns-repeated="4"/>
        </table:table-row>
        <table:table-row table:style-name="ro6">
          <table:table-cell table:style-name="ce2" office:value-type="string">
            <text:p>DTF: Delta Transfer Function (Hecho) </text:p>
          </table:table-cell>
          <table:table-cell table:formula="oooc:=ISNUMBER(FIND(&quot;Pendiente&quot;;[.A34]))" office:value-type="boolean" office:boolean-value="false">
            <text:p>FALSE</text:p>
          </table:table-cell>
          <table:table-cell table:formula="oooc:=ISNUMBER(FIND(&quot;Hecho&quot;;[.A34]))" office:value-type="boolean" office:boolean-value="true">
            <text:p>TRUE</text:p>
          </table:table-cell>
          <table:table-cell table:style-name="ce2" table:formula="oooc:=IF([.C34];MID([.A34]; FIND(&quot;Hecho&quot;;[.A34])-1;1000);&quot;&quot;)" office:value-type="string" office:string-value="(Hecho) ">
            <text:p>(Hecho) </text:p>
          </table:table-cell>
          <table:table-cell table:formula="oooc:=ISNUMBER(FIND(&quot;%&quot;;[.D34]))" office:value-type="boolean" office:boolean-value="false">
            <text:p>FALSE</text:p>
          </table:table-cell>
          <table:table-cell table:formula="oooc:=IF(OR([.B34];[.E34]);1;0)" office:value-type="float" office:value="0">
            <text:p>0</text:p>
          </table:table-cell>
          <table:table-cell/>
          <table:table-cell table:number-columns-repeated="2"/>
          <table:table-cell table:formula="oooc:=[.F34]*[.G34]" office:value-type="float" office:value="0">
            <text:p>0</text:p>
          </table:table-cell>
          <table:table-cell table:number-columns-repeated="4"/>
        </table:table-row>
        <table:table-row table:style-name="ro8">
          <table:table-cell office:value-type="string">
            <text:p>Función Ad Stock de acumulación exponencial de GRP's de publicidad (Hecho para el caso de <text:a xlink:href="http://wiki.localbayes.es/DirectMedia">DirectMedia</text:a> aunque sin probar del todo aún, Pendiente en <text:a xlink:href="http://wiki.localbayes.es/CocaCola">CocaCola</text:a>) </text:p>
          </table:table-cell>
          <table:table-cell table:formula="oooc:=ISNUMBER(FIND(&quot;Pendiente&quot;;[.A35]))" office:value-type="boolean" office:boolean-value="true">
            <text:p>TRUE</text:p>
          </table:table-cell>
          <table:table-cell table:formula="oooc:=ISNUMBER(FIND(&quot;Hecho&quot;;[.A35]))" office:value-type="boolean" office:boolean-value="true">
            <text:p>TRUE</text:p>
          </table:table-cell>
          <table:table-cell table:formula="oooc:=IF([.C35];MID([.A35]; FIND(&quot;Hecho&quot;;[.A35])-1;1000);&quot;&quot;)" office:value-type="string" office:string-value="(Hecho para el caso de DirectMedia aunque sin probar del todo aún, Pendiente en CocaCola) ">
            <text:p>(Hecho para el caso de DirectMedia aunque sin probar del todo aún, Pendiente en CocaCola) </text:p>
          </table:table-cell>
          <table:table-cell table:formula="oooc:=ISNUMBER(FIND(&quot;%&quot;;[.D35]))" office:value-type="boolean" office:boolean-value="false">
            <text:p>FALSE</text:p>
          </table:table-cell>
          <table:table-cell table:formula="oooc:=IF(OR([.B35];[.E35]);1;0)" office:value-type="float" office:value="1">
            <text:p>1</text:p>
          </table:table-cell>
          <table:table-cell office:value-type="float" office:value="1">
            <text:p>1</text:p>
          </table:table-cell>
          <table:table-cell table:number-columns-repeated="2"/>
          <table:table-cell table:formula="oooc:=[.F35]*[.G35]" office:value-type="float" office:value="1">
            <text:p>1</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6]))" office:value-type="boolean" office:boolean-value="true">
            <text:p>TRUE</text:p>
          </table:table-cell>
          <table:table-cell table:formula="oooc:=ISNUMBER(FIND(&quot;Hecho&quot;;[.A36]))" office:value-type="boolean" office:boolean-value="false">
            <text:p>FALSE</text:p>
          </table:table-cell>
          <table:table-cell table:formula="oooc:=IF([.C36];MID([.A36]; FIND(&quot;Hecho&quot;;[.A36])-1;1000);&quot;&quot;)">
            <text:p/>
          </table:table-cell>
          <table:table-cell table:formula="oooc:=ISNUMBER(FIND(&quot;%&quot;;[.D36]))" office:value-type="boolean" office:boolean-value="false">
            <text:p>FALSE</text:p>
          </table:table-cell>
          <table:table-cell table:formula="oooc:=IF(OR([.B36];[.E36]);1;0)" office:value-type="float" office:value="1">
            <text:p>1</text:p>
          </table:table-cell>
          <table:table-cell office:value-type="float" office:value="1">
            <text:p>1</text:p>
          </table:table-cell>
          <table:table-cell table:number-columns-repeated="2"/>
          <table:table-cell table:formula="oooc:=[.F36]*[.G36]" office:value-type="float" office:value="1">
            <text:p>1</text:p>
          </table:table-cell>
          <table:table-cell table:number-columns-repeated="4"/>
        </table:table-row>
        <table:table-row table:style-name="ro6">
          <table:table-cell office:value-type="string">
            <text:p>Cálculo de la serie de efecto conjunto en el caso <text:a xlink:href="http://wiki.localbayes.es/BsrHlm">BsrHlm</text:a> </text:p>
          </table:table-cell>
          <table:table-cell table:formula="oooc:=ISNUMBER(FIND(&quot;Pendiente&quot;;[.A37]))" office:value-type="boolean" office:boolean-value="false">
            <text:p>FALSE</text:p>
          </table:table-cell>
          <table:table-cell table:formula="oooc:=ISNUMBER(FIND(&quot;Hecho&quot;;[.A37]))" office:value-type="boolean" office:boolean-value="false">
            <text:p>FALSE</text:p>
          </table:table-cell>
          <table:table-cell table:formula="oooc:=IF([.C37];MID([.A37]; FIND(&quot;Hecho&quot;;[.A37])-1;1000);&quot;&quot;)">
            <text:p/>
          </table:table-cell>
          <table:table-cell table:formula="oooc:=ISNUMBER(FIND(&quot;%&quot;;[.D37]))" office:value-type="boolean" office:boolean-value="false">
            <text:p>FALSE</text:p>
          </table:table-cell>
          <table:table-cell table:formula="oooc:=IF(OR([.B37];[.E37]);1;0)" office:value-type="float" office:value="0">
            <text:p>0</text:p>
          </table:table-cell>
          <table:table-cell/>
          <table:table-cell table:number-columns-repeated="2"/>
          <table:table-cell table:formula="oooc:=[.F37]*[.G37]" office:value-type="float" office:value="0">
            <text:p>0</text:p>
          </table:table-cell>
          <table:table-cell table:number-columns-repeated="4"/>
        </table:table-row>
        <table:table-row table:style-name="ro6">
          <table:table-cell office:value-type="string">
            <text:p>Caso particular Delta Transfer Function (Hecho) </text:p>
          </table:table-cell>
          <table:table-cell table:formula="oooc:=ISNUMBER(FIND(&quot;Pendiente&quot;;[.A38]))" office:value-type="boolean" office:boolean-value="false">
            <text:p>FALSE</text:p>
          </table:table-cell>
          <table:table-cell table:formula="oooc:=ISNUMBER(FIND(&quot;Hecho&quot;;[.A38]))" office:value-type="boolean" office:boolean-value="true">
            <text:p>TRUE</text:p>
          </table:table-cell>
          <table:table-cell table:formula="oooc:=IF([.C38];MID([.A38]; FIND(&quot;Hecho&quot;;[.A38])-1;1000);&quot;&quot;)" office:value-type="string" office:string-value="(Hecho) ">
            <text:p>(Hecho) </text:p>
          </table:table-cell>
          <table:table-cell table:formula="oooc:=ISNUMBER(FIND(&quot;%&quot;;[.D38]))" office:value-type="boolean" office:boolean-value="false">
            <text:p>FALSE</text:p>
          </table:table-cell>
          <table:table-cell table:formula="oooc:=IF(OR([.B38];[.E38]);1;0)" office:value-type="float" office:value="0">
            <text:p>0</text:p>
          </table:table-cell>
          <table:table-cell/>
          <table:table-cell table:number-columns-repeated="2"/>
          <table:table-cell table:formula="oooc:=[.F38]*[.G38]" office:value-type="float" office:value="0">
            <text:p>0</text:p>
          </table:table-cell>
          <table:table-cell table:number-columns-repeated="4"/>
        </table:table-row>
        <table:table-row table:style-name="ro6">
          <table:table-cell office:value-type="string">
            <text:p>Caso general de funciones arbitrarias de usuario (Pendiente) </text:p>
          </table:table-cell>
          <table:table-cell table:formula="oooc:=ISNUMBER(FIND(&quot;Pendiente&quot;;[.A39]))" office:value-type="boolean" office:boolean-value="true">
            <text:p>TRUE</text:p>
          </table:table-cell>
          <table:table-cell table:formula="oooc:=ISNUMBER(FIND(&quot;Hecho&quot;;[.A39]))" office:value-type="boolean" office:boolean-value="false">
            <text:p>FALSE</text:p>
          </table:table-cell>
          <table:table-cell table:formula="oooc:=IF([.C39];MID([.A39]; FIND(&quot;Hecho&quot;;[.A39])-1;1000);&quot;&quot;)">
            <text:p/>
          </table:table-cell>
          <table:table-cell table:formula="oooc:=ISNUMBER(FIND(&quot;%&quot;;[.D39]))" office:value-type="boolean" office:boolean-value="false">
            <text:p>FALSE</text:p>
          </table:table-cell>
          <table:table-cell table:formula="oooc:=IF(OR([.B39];[.E39]);1;0)" office:value-type="float" office:value="1">
            <text:p>1</text:p>
          </table:table-cell>
          <table:table-cell office:value-type="float" office:value="1">
            <text:p>1</text:p>
          </table:table-cell>
          <table:table-cell table:number-columns-repeated="2"/>
          <table:table-cell table:formula="oooc:=[.F39]*[.G39]" office:value-type="float" office:value="1">
            <text:p>1</text:p>
          </table:table-cell>
          <table:table-cell table:number-columns-repeated="4"/>
        </table:table-row>
        <table:table-row table:style-name="ro5">
          <table:table-cell table:style-name="ce2" office:value-type="string">
            <text:p>DHV: (Dynamic Heterocedasticity of Variance) El modelo de varianza heterocedástica es un modelo BSR sobre los cuadrados de los residuos de un segmento BSR (Pendiente) </text:p>
          </table:table-cell>
          <table:table-cell table:formula="oooc:=ISNUMBER(FIND(&quot;Pendiente&quot;;[.A40]))" office:value-type="boolean" office:boolean-value="true">
            <text:p>TRUE</text:p>
          </table:table-cell>
          <table:table-cell table:formula="oooc:=ISNUMBER(FIND(&quot;Hecho&quot;;[.A40]))" office:value-type="boolean" office:boolean-value="false">
            <text:p>FALSE</text:p>
          </table:table-cell>
          <table:table-cell table:style-name="ce2" table:formula="oooc:=IF([.C40];MID([.A40]; FIND(&quot;Hecho&quot;;[.A40])-1;1000);&quot;&quot;)">
            <text:p/>
          </table:table-cell>
          <table:table-cell table:formula="oooc:=ISNUMBER(FIND(&quot;%&quot;;[.D40]))" office:value-type="boolean" office:boolean-value="false">
            <text:p>FALSE</text:p>
          </table:table-cell>
          <table:table-cell table:formula="oooc:=IF(OR([.B40];[.E40]);1;0)" office:value-type="float" office:value="1">
            <text:p>1</text:p>
          </table:table-cell>
          <table:table-cell office:value-type="float" office:value="5">
            <text:p>5</text:p>
          </table:table-cell>
          <table:table-cell table:number-columns-repeated="2"/>
          <table:table-cell table:formula="oooc:=[.F40]*[.G40]" office:value-type="float" office:value="5">
            <text:p>5</text:p>
          </table:table-cell>
          <table:table-cell table:number-columns-repeated="4"/>
        </table:table-row>
        <table:table-row table:style-name="ro8">
          <table:table-cell table:style-name="ce2"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A41]))" office:value-type="boolean" office:boolean-value="false">
            <text:p>FALSE</text:p>
          </table:table-cell>
          <table:table-cell table:formula="oooc:=ISNUMBER(FIND(&quot;Hecho&quot;;[.A41]))" office:value-type="boolean" office:boolean-value="false">
            <text:p>FALSE</text:p>
          </table:table-cell>
          <table:table-cell table:style-name="ce2" table:formula="oooc:=IF([.C41];MID([.A41]; FIND(&quot;Hecho&quot;;[.A41])-1;1000);&quot;&quot;)">
            <text:p/>
          </table:table-cell>
          <table:table-cell table:formula="oooc:=ISNUMBER(FIND(&quot;%&quot;;[.D41]))" office:value-type="boolean" office:boolean-value="false">
            <text:p>FALSE</text:p>
          </table:table-cell>
          <table:table-cell table:formula="oooc:=IF(OR([.B41];[.E41]);1;0)" office:value-type="float" office:value="0">
            <text:p>0</text:p>
          </table:table-cell>
          <table:table-cell/>
          <table:table-cell table:number-columns-repeated="2"/>
          <table:table-cell table:formula="oooc:=[.F41]*[.G41]" office:value-type="float" office:value="0">
            <text:p>0</text:p>
          </table:table-cell>
          <table:table-cell table:number-columns-repeated="4"/>
        </table:table-row>
        <table:table-row table:style-name="ro4">
          <table:table-cell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A42]))" office:value-type="boolean" office:boolean-value="true">
            <text:p>TRUE</text:p>
          </table:table-cell>
          <table:table-cell table:formula="oooc:=ISNUMBER(FIND(&quot;Hecho&quot;;[.A42]))" office:value-type="boolean" office:boolean-value="false">
            <text:p>FALSE</text:p>
          </table:table-cell>
          <table:table-cell table:formula="oooc:=IF([.C42];MID([.A42]; FIND(&quot;Hecho&quot;;[.A42])-1;1000);&quot;&quot;)">
            <text:p/>
          </table:table-cell>
          <table:table-cell table:formula="oooc:=ISNUMBER(FIND(&quot;%&quot;;[.D42]))" office:value-type="boolean" office:boolean-value="false">
            <text:p>FALSE</text:p>
          </table:table-cell>
          <table:table-cell table:formula="oooc:=IF(OR([.B42];[.E42]);1;0)" office:value-type="float" office:value="1">
            <text:p>1</text:p>
          </table:table-cell>
          <table:table-cell office:value-type="float" office:value="2">
            <text:p>2</text:p>
          </table:table-cell>
          <table:table-cell table:number-columns-repeated="2"/>
          <table:table-cell table:formula="oooc:=[.F42]*[.G42]" office:value-type="float" office:value="2">
            <text:p>2</text:p>
          </table:table-cell>
          <table:table-cell table:number-columns-repeated="4"/>
        </table:table-row>
        <table:table-row table:style-name="ro5">
          <table:table-cell office:value-type="string">
            <text:p>Reconocimiento de diseños lineales de rango incompleto para su ruptura en varios bloques BSR de rango completo. (Pendiente) </text:p>
          </table:table-cell>
          <table:table-cell table:formula="oooc:=ISNUMBER(FIND(&quot;Pendiente&quot;;[.A43]))" office:value-type="boolean" office:boolean-value="true">
            <text:p>TRUE</text:p>
          </table:table-cell>
          <table:table-cell table:formula="oooc:=ISNUMBER(FIND(&quot;Hecho&quot;;[.A43]))" office:value-type="boolean" office:boolean-value="false">
            <text:p>FALSE</text:p>
          </table:table-cell>
          <table:table-cell table:formula="oooc:=IF([.C43];MID([.A43]; FIND(&quot;Hecho&quot;;[.A43])-1;1000);&quot;&quot;)">
            <text:p/>
          </table:table-cell>
          <table:table-cell table:formula="oooc:=ISNUMBER(FIND(&quot;%&quot;;[.D43]))" office:value-type="boolean" office:boolean-value="false">
            <text:p>FALSE</text:p>
          </table:table-cell>
          <table:table-cell table:formula="oooc:=IF(OR([.B43];[.E43]);1;0)" office:value-type="float" office:value="1">
            <text:p>1</text:p>
          </table:table-cell>
          <table:table-cell office:value-type="float" office:value="3">
            <text:p>3</text:p>
          </table:table-cell>
          <table:table-cell table:number-columns-repeated="2"/>
          <table:table-cell table:formula="oooc:=[.F43]*[.G43]" office:value-type="float" office:value="3">
            <text:p>3</text:p>
          </table:table-cell>
          <table:table-cell table:number-columns-repeated="4"/>
        </table:table-row>
        <table:table-row table:style-name="ro3">
          <table:table-cell office:value-type="string">
            <text:p>Si no es posible un algoritmo automático, que al menos pueda el usuario describir los bloques ad-hoc. (Pendiente) </text:p>
          </table:table-cell>
          <table:table-cell table:formula="oooc:=ISNUMBER(FIND(&quot;Pendiente&quot;;[.A44]))" office:value-type="boolean" office:boolean-value="true">
            <text:p>TRUE</text:p>
          </table:table-cell>
          <table:table-cell table:formula="oooc:=ISNUMBER(FIND(&quot;Hecho&quot;;[.A44]))" office:value-type="boolean" office:boolean-value="false">
            <text:p>FALSE</text:p>
          </table:table-cell>
          <table:table-cell table:formula="oooc:=IF([.C44];MID([.A44]; FIND(&quot;Hecho&quot;;[.A44])-1;1000);&quot;&quot;)">
            <text:p/>
          </table:table-cell>
          <table:table-cell table:formula="oooc:=ISNUMBER(FIND(&quot;%&quot;;[.D44]))" office:value-type="boolean" office:boolean-value="false">
            <text:p>FALSE</text:p>
          </table:table-cell>
          <table:table-cell table:formula="oooc:=IF(OR([.B44];[.E44]);1;0)" office:value-type="float" office:value="1">
            <text:p>1</text:p>
          </table:table-cell>
          <table:table-cell office:value-type="float" office:value="1">
            <text:p>1</text:p>
          </table:table-cell>
          <table:table-cell table:number-columns-repeated="2"/>
          <table:table-cell table:formula="oooc:=[.F44]*[.G44]" office:value-type="float" office:value="1">
            <text:p>1</text:p>
          </table:table-cell>
          <table:table-cell table:number-columns-repeated="4"/>
        </table:table-row>
        <table:table-row table:style-name="ro8">
          <table:table-cell table:style-name="ce2" office:value-type="string">
            <text:p>UDG (User Defined Generator): Bloques especializados definidos por el usuario que realizan modificaciones completamente arbitrarias sobre un modelo BSR o una extensión (Pendiente) </text:p>
          </table:table-cell>
          <table:table-cell table:formula="oooc:=ISNUMBER(FIND(&quot;Pendiente&quot;;[.A45]))" office:value-type="boolean" office:boolean-value="true">
            <text:p>TRUE</text:p>
          </table:table-cell>
          <table:table-cell table:formula="oooc:=ISNUMBER(FIND(&quot;Hecho&quot;;[.A45]))" office:value-type="boolean" office:boolean-value="false">
            <text:p>FALSE</text:p>
          </table:table-cell>
          <table:table-cell table:style-name="ce2" table:formula="oooc:=IF([.C45];MID([.A45]; FIND(&quot;Hecho&quot;;[.A45])-1;1000);&quot;&quot;)">
            <text:p/>
          </table:table-cell>
          <table:table-cell table:formula="oooc:=ISNUMBER(FIND(&quot;%&quot;;[.D45]))" office:value-type="boolean" office:boolean-value="false">
            <text:p>FALSE</text:p>
          </table:table-cell>
          <table:table-cell table:formula="oooc:=IF(OR([.B45];[.E45]);1;0)" office:value-type="float" office:value="1">
            <text:p>1</text:p>
          </table:table-cell>
          <table:table-cell office:value-type="float" office:value="3">
            <text:p>3</text:p>
          </table:table-cell>
          <table:table-cell table:number-columns-repeated="2"/>
          <table:table-cell table:formula="oooc:=[.F45]*[.G45]" office:value-type="float" office:value="3">
            <text:p>3</text:p>
          </table:table-cell>
          <table:table-cell table:number-columns-repeated="4"/>
        </table:table-row>
        <table:table-row table:style-name="ro6">
          <table:table-cell table:style-name="ce2" office:value-type="string">
            <text:p>API's de definición de modelos </text:p>
          </table:table-cell>
          <table:table-cell table:formula="oooc:=ISNUMBER(FIND(&quot;Pendiente&quot;;[.A46]))" office:value-type="boolean" office:boolean-value="false">
            <text:p>FALSE</text:p>
          </table:table-cell>
          <table:table-cell table:formula="oooc:=ISNUMBER(FIND(&quot;Hecho&quot;;[.A46]))" office:value-type="boolean" office:boolean-value="false">
            <text:p>FALSE</text:p>
          </table:table-cell>
          <table:table-cell table:style-name="ce2" table:formula="oooc:=IF([.C46];MID([.A46]; FIND(&quot;Hecho&quot;;[.A46])-1;1000);&quot;&quot;)">
            <text:p/>
          </table:table-cell>
          <table:table-cell table:formula="oooc:=ISNUMBER(FIND(&quot;%&quot;;[.D46]))" office:value-type="boolean" office:boolean-value="false">
            <text:p>FALSE</text:p>
          </table:table-cell>
          <table:table-cell table:formula="oooc:=IF(OR([.B46];[.E46]);1;0)" office:value-type="float" office:value="0">
            <text:p>0</text:p>
          </table:table-cell>
          <table:table-cell/>
          <table:table-cell table:number-columns-repeated="2"/>
          <table:table-cell table:formula="oooc:=[.F46]*[.G46]" office:value-type="float" office:value="0">
            <text:p>0</text:p>
          </table:table-cell>
          <table:table-cell table:number-columns-repeated="4"/>
        </table:table-row>
        <table:table-row table:style-name="ro5">
          <table:table-cell office:value-type="string">
            <text:p>Crear un formato ASCII sintácticamente reconocible capaz de representar los bloques anteriormente descritos con las siguientes características </text:p>
          </table:table-cell>
          <table:table-cell table:formula="oooc:=ISNUMBER(FIND(&quot;Pendiente&quot;;[.A47]))" office:value-type="boolean" office:boolean-value="false">
            <text:p>FALSE</text:p>
          </table:table-cell>
          <table:table-cell table:formula="oooc:=ISNUMBER(FIND(&quot;Hecho&quot;;[.A47]))" office:value-type="boolean" office:boolean-value="false">
            <text:p>FALSE</text:p>
          </table:table-cell>
          <table:table-cell table:formula="oooc:=IF([.C47];MID([.A47]; FIND(&quot;Hecho&quot;;[.A47])-1;1000);&quot;&quot;)">
            <text:p/>
          </table:table-cell>
          <table:table-cell table:formula="oooc:=ISNUMBER(FIND(&quot;%&quot;;[.D47]))" office:value-type="boolean" office:boolean-value="false">
            <text:p>FALSE</text:p>
          </table:table-cell>
          <table:table-cell table:formula="oooc:=IF(OR([.B47];[.E47]);1;0)" office:value-type="float" office:value="0">
            <text:p>0</text:p>
          </table:table-cell>
          <table:table-cell/>
          <table:table-cell table:number-columns-repeated="2"/>
          <table:table-cell table:formula="oooc:=[.F47]*[.G47]" office:value-type="float" office:value="0">
            <text:p>0</text:p>
          </table:table-cell>
          <table:table-cell table:number-columns-repeated="4"/>
        </table:table-row>
        <table:table-row table:style-name="ro3">
          <table:table-cell office:value-type="string">
            <text:p>Admitir una sintáxis lo más próxima que sea posible a la expresión matemática del problema (Hecho) </text:p>
          </table:table-cell>
          <table:table-cell table:formula="oooc:=ISNUMBER(FIND(&quot;Pendiente&quot;;[.A48]))" office:value-type="boolean" office:boolean-value="false">
            <text:p>FALSE</text:p>
          </table:table-cell>
          <table:table-cell table:formula="oooc:=ISNUMBER(FIND(&quot;Hecho&quot;;[.A48]))" office:value-type="boolean" office:boolean-value="true">
            <text:p>TRUE</text:p>
          </table:table-cell>
          <table:table-cell table:formula="oooc:=IF([.C48];MID([.A48]; FIND(&quot;Hecho&quot;;[.A48])-1;1000);&quot;&quot;)" office:value-type="string" office:string-value="(Hecho) ">
            <text:p>(Hecho) </text:p>
          </table:table-cell>
          <table:table-cell table:formula="oooc:=ISNUMBER(FIND(&quot;%&quot;;[.D48]))" office:value-type="boolean" office:boolean-value="false">
            <text:p>FALSE</text:p>
          </table:table-cell>
          <table:table-cell table:formula="oooc:=IF(OR([.B48];[.E48]);1;0)" office:value-type="float" office:value="0">
            <text:p>0</text:p>
          </table:table-cell>
          <table:table-cell/>
          <table:table-cell table:number-columns-repeated="2"/>
          <table:table-cell table:formula="oooc:=[.F48]*[.G48]" office:value-type="float" office:value="0">
            <text:p>0</text:p>
          </table:table-cell>
          <table:table-cell table:number-columns-repeated="4"/>
        </table:table-row>
        <table:table-row table:style-name="ro3">
          <table:table-cell office:value-type="string">
            <text:p>Usar un reconocedor (parser) estándar facilmente programable y flexible (<text:a xlink:href="http://spirit.sourceforge.net/">Boost Spirit</text:a>) (Hecho) </text:p>
          </table:table-cell>
          <table:table-cell table:formula="oooc:=ISNUMBER(FIND(&quot;Pendiente&quot;;[.A49]))" office:value-type="boolean" office:boolean-value="false">
            <text:p>FALSE</text:p>
          </table:table-cell>
          <table:table-cell table:formula="oooc:=ISNUMBER(FIND(&quot;Hecho&quot;;[.A49]))" office:value-type="boolean" office:boolean-value="true">
            <text:p>TRUE</text:p>
          </table:table-cell>
          <table:table-cell table:formula="oooc:=IF([.C49];MID([.A49]; FIND(&quot;Hecho&quot;;[.A49])-1;1000);&quot;&quot;)" office:value-type="string" office:string-value="(Hecho) ">
            <text:p>(Hecho) </text:p>
          </table:table-cell>
          <table:table-cell table:formula="oooc:=ISNUMBER(FIND(&quot;%&quot;;[.D49]))" office:value-type="boolean" office:boolean-value="false">
            <text:p>FALSE</text:p>
          </table:table-cell>
          <table:table-cell table:formula="oooc:=IF(OR([.B49];[.E49]);1;0)" office:value-type="float" office:value="0">
            <text:p>0</text:p>
          </table:table-cell>
          <table:table-cell/>
          <table:table-cell table:number-columns-repeated="2"/>
          <table:table-cell table:formula="oooc:=[.F49]*[.G49]" office:value-type="float" office:value="0">
            <text:p>0</text:p>
          </table:table-cell>
          <table:table-cell table:number-columns-repeated="4"/>
        </table:table-row>
        <table:table-row table:style-name="ro8">
          <table:table-cell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A50]))" office:value-type="boolean" office:boolean-value="false">
            <text:p>FALSE</text:p>
          </table:table-cell>
          <table:table-cell table:formula="oooc:=ISNUMBER(FIND(&quot;Hecho&quot;;[.A50]))" office:value-type="boolean" office:boolean-value="true">
            <text:p>TRUE</text:p>
          </table:table-cell>
          <table:table-cell table:formula="oooc:=IF([.C50];MID([.A50]; FIND(&quot;Hecho&quot;;[.A50])-1;1000);&quot;&quot;)" office:value-type="string" office:string-value="(Hecho) ">
            <text:p>(Hecho) </text:p>
          </table:table-cell>
          <table:table-cell table:formula="oooc:=ISNUMBER(FIND(&quot;%&quot;;[.D50]))" office:value-type="boolean" office:boolean-value="false">
            <text:p>FALSE</text:p>
          </table:table-cell>
          <table:table-cell table:formula="oooc:=IF(OR([.B50];[.E50]);1;0)" office:value-type="float" office:value="0">
            <text:p>0</text:p>
          </table:table-cell>
          <table:table-cell/>
          <table:table-cell table:number-columns-repeated="2"/>
          <table:table-cell table:formula="oooc:=[.F50]*[.G50]" office:value-type="float" office:value="0">
            <text:p>0</text:p>
          </table:table-cell>
          <table:table-cell table:number-columns-repeated="4"/>
        </table:table-row>
        <table:table-row table:style-name="ro5">
          <table:table-cell office:value-type="string">
            <text:p>Que sea capaz de generar el código del problema en format <text:a xlink:href="http://wiki.localbayes.es/WinBugs">WinBugs</text:a> a efectos de comparación de resultados. (Pendiente) </text:p>
          </table:table-cell>
          <table:table-cell table:formula="oooc:=ISNUMBER(FIND(&quot;Pendiente&quot;;[.A51]))" office:value-type="boolean" office:boolean-value="true">
            <text:p>TRUE</text:p>
          </table:table-cell>
          <table:table-cell table:formula="oooc:=ISNUMBER(FIND(&quot;Hecho&quot;;[.A51]))" office:value-type="boolean" office:boolean-value="false">
            <text:p>FALSE</text:p>
          </table:table-cell>
          <table:table-cell table:formula="oooc:=IF([.C51];MID([.A51]; FIND(&quot;Hecho&quot;;[.A51])-1;1000);&quot;&quot;)">
            <text:p/>
          </table:table-cell>
          <table:table-cell table:formula="oooc:=ISNUMBER(FIND(&quot;%&quot;;[.D51]))" office:value-type="boolean" office:boolean-value="false">
            <text:p>FALSE</text:p>
          </table:table-cell>
          <table:table-cell table:formula="oooc:=IF(OR([.B51];[.E51]);1;0)" office:value-type="float" office:value="1">
            <text:p>1</text:p>
          </table:table-cell>
          <table:table-cell office:value-type="float" office:value="5">
            <text:p>5</text:p>
          </table:table-cell>
          <table:table-cell table:number-columns-repeated="2"/>
          <table:table-cell table:formula="oooc:=[.F51]*[.G51]" office:value-type="float" office:value="5">
            <text:p>5</text:p>
          </table:table-cell>
          <table:table-cell table:number-columns-repeated="4"/>
        </table:table-row>
        <table:table-row table:style-name="ro3">
          <table:table-cell office:value-type="string">
            <text:p>API virtual de importación genérica de modelos a BSR (Hecho Bsr::Import) </text:p>
          </table:table-cell>
          <table:table-cell table:formula="oooc:=ISNUMBER(FIND(&quot;Pendiente&quot;;[.A52]))" office:value-type="boolean" office:boolean-value="false">
            <text:p>FALSE</text:p>
          </table:table-cell>
          <table:table-cell table:formula="oooc:=ISNUMBER(FIND(&quot;Hecho&quot;;[.A52]))" office:value-type="boolean" office:boolean-value="true">
            <text:p>TRUE</text:p>
          </table:table-cell>
          <table:table-cell table:formula="oooc:=IF([.C52];MID([.A52]; FIND(&quot;Hecho&quot;;[.A52])-1;1000);&quot;&quot;)" office:value-type="string" office:string-value="(Hecho Bsr::Import) ">
            <text:p>(Hecho Bsr::Import) </text:p>
          </table:table-cell>
          <table:table-cell table:formula="oooc:=ISNUMBER(FIND(&quot;%&quot;;[.D52]))" office:value-type="boolean" office:boolean-value="false">
            <text:p>FALSE</text:p>
          </table:table-cell>
          <table:table-cell table:formula="oooc:=IF(OR([.B52];[.E52]);1;0)" office:value-type="float" office:value="0">
            <text:p>0</text:p>
          </table:table-cell>
          <table:table-cell/>
          <table:table-cell table:number-columns-repeated="2"/>
          <table:table-cell table:formula="oooc:=[.F52]*[.G52]" office:value-type="float" office:value="0">
            <text:p>0</text:p>
          </table:table-cell>
          <table:table-cell table:number-columns-repeated="4"/>
        </table:table-row>
        <table:table-row table:style-name="ro3">
          <table:table-cell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A53]))" office:value-type="boolean" office:boolean-value="false">
            <text:p>FALSE</text:p>
          </table:table-cell>
          <table:table-cell table:formula="oooc:=ISNUMBER(FIND(&quot;Hecho&quot;;[.A53]))" office:value-type="boolean" office:boolean-value="true">
            <text:p>TRUE</text:p>
          </table:table-cell>
          <table:table-cell table:formula="oooc:=IF([.C53];MID([.A53]; FIND(&quot;Hecho&quot;;[.A53])-1;1000);&quot;&quot;)" office:value-type="string" office:string-value="(Hecho Bsr::DynHlm) ">
            <text:p>(Hecho Bsr::DynHlm) </text:p>
          </table:table-cell>
          <table:table-cell table:formula="oooc:=ISNUMBER(FIND(&quot;%&quot;;[.D53]))" office:value-type="boolean" office:boolean-value="false">
            <text:p>FALSE</text:p>
          </table:table-cell>
          <table:table-cell table:formula="oooc:=IF(OR([.B53];[.E53]);1;0)" office:value-type="float" office:value="0">
            <text:p>0</text:p>
          </table:table-cell>
          <table:table-cell/>
          <table:table-cell table:number-columns-repeated="2"/>
          <table:table-cell table:formula="oooc:=[.F53]*[.G53]" office:value-type="float" office:value="0">
            <text:p>0</text:p>
          </table:table-cell>
          <table:table-cell table:number-columns-repeated="4"/>
        </table:table-row>
        <table:table-row table:style-name="ro6">
          <table:table-cell office:value-type="string">
            <text:p>Nodos observacionales sobre series temporales (Hecho) </text:p>
          </table:table-cell>
          <table:table-cell table:formula="oooc:=ISNUMBER(FIND(&quot;Pendiente&quot;;[.A54]))" office:value-type="boolean" office:boolean-value="false">
            <text:p>FALSE</text:p>
          </table:table-cell>
          <table:table-cell table:formula="oooc:=ISNUMBER(FIND(&quot;Hecho&quot;;[.A54]))" office:value-type="boolean" office:boolean-value="true">
            <text:p>TRUE</text:p>
          </table:table-cell>
          <table:table-cell table:formula="oooc:=IF([.C54];MID([.A54]; FIND(&quot;Hecho&quot;;[.A54])-1;1000);&quot;&quot;)" office:value-type="string" office:string-value="(Hecho) ">
            <text:p>(Hecho) </text:p>
          </table:table-cell>
          <table:table-cell table:formula="oooc:=ISNUMBER(FIND(&quot;%&quot;;[.D54]))" office:value-type="boolean" office:boolean-value="false">
            <text:p>FALSE</text:p>
          </table:table-cell>
          <table:table-cell table:formula="oooc:=IF(OR([.B54];[.E54]);1;0)" office:value-type="float" office:value="0">
            <text:p>0</text:p>
          </table:table-cell>
          <table:table-cell/>
          <table:table-cell table:number-columns-repeated="2"/>
          <table:table-cell table:formula="oooc:=[.F54]*[.G54]" office:value-type="float" office:value="0">
            <text:p>0</text:p>
          </table:table-cell>
          <table:table-cell table:number-columns-repeated="4"/>
        </table:table-row>
        <table:table-row table:style-name="ro6">
          <table:table-cell office:value-type="string">
            <text:p>Nodos observacionales sobre matrices (Pendiente) </text:p>
          </table:table-cell>
          <table:table-cell table:formula="oooc:=ISNUMBER(FIND(&quot;Pendiente&quot;;[.A55]))" office:value-type="boolean" office:boolean-value="true">
            <text:p>TRUE</text:p>
          </table:table-cell>
          <table:table-cell table:formula="oooc:=ISNUMBER(FIND(&quot;Hecho&quot;;[.A55]))" office:value-type="boolean" office:boolean-value="false">
            <text:p>FALSE</text:p>
          </table:table-cell>
          <table:table-cell table:formula="oooc:=IF([.C55];MID([.A55]; FIND(&quot;Hecho&quot;;[.A55])-1;1000);&quot;&quot;)">
            <text:p/>
          </table:table-cell>
          <table:table-cell table:formula="oooc:=ISNUMBER(FIND(&quot;%&quot;;[.D55]))" office:value-type="boolean" office:boolean-value="false">
            <text:p>FALSE</text:p>
          </table:table-cell>
          <table:table-cell table:formula="oooc:=IF(OR([.B55];[.E55]);1;0)" office:value-type="float" office:value="1">
            <text:p>1</text:p>
          </table:table-cell>
          <table:table-cell office:value-type="float" office:value="2">
            <text:p>2</text:p>
          </table:table-cell>
          <table:table-cell table:number-columns-repeated="2"/>
          <table:table-cell table:formula="oooc:=[.F55]*[.G55]" office:value-type="float" office:value="2">
            <text:p>2</text:p>
          </table:table-cell>
          <table:table-cell table:number-columns-repeated="4"/>
        </table:table-row>
        <table:table-row table:style-name="ro3">
          <table:table-cell office:value-type="string">
            <text:p>Nodos jerárquicos, latentes y a priori, con output combinado (Hecho) </text:p>
          </table:table-cell>
          <table:table-cell table:formula="oooc:=ISNUMBER(FIND(&quot;Pendiente&quot;;[.A56]))" office:value-type="boolean" office:boolean-value="false">
            <text:p>FALSE</text:p>
          </table:table-cell>
          <table:table-cell table:formula="oooc:=ISNUMBER(FIND(&quot;Hecho&quot;;[.A56]))" office:value-type="boolean" office:boolean-value="true">
            <text:p>TRUE</text:p>
          </table:table-cell>
          <table:table-cell table:formula="oooc:=IF([.C56];MID([.A56]; FIND(&quot;Hecho&quot;;[.A56])-1;1000);&quot;&quot;)" office:value-type="string" office:string-value="(Hecho) ">
            <text:p>(Hecho) </text:p>
          </table:table-cell>
          <table:table-cell table:formula="oooc:=ISNUMBER(FIND(&quot;%&quot;;[.D56]))" office:value-type="boolean" office:boolean-value="false">
            <text:p>FALSE</text:p>
          </table:table-cell>
          <table:table-cell table:formula="oooc:=IF(OR([.B56];[.E56]);1;0)" office:value-type="float" office:value="0">
            <text:p>0</text:p>
          </table:table-cell>
          <table:table-cell/>
          <table:table-cell table:number-columns-repeated="2"/>
          <table:table-cell table:formula="oooc:=[.F56]*[.G56]" office:value-type="float" office:value="0">
            <text:p>0</text:p>
          </table:table-cell>
          <table:table-cell table:number-columns-repeated="4"/>
        </table:table-row>
        <table:table-row table:style-name="ro3">
          <table:table-cell office:value-type="string">
            <text:p>Nodos de red bayesiana, es decir, relaciones lineales arbitrarias entre variables de cualquier nodo (Pendiente) </text:p>
          </table:table-cell>
          <table:table-cell table:formula="oooc:=ISNUMBER(FIND(&quot;Pendiente&quot;;[.A57]))" office:value-type="boolean" office:boolean-value="true">
            <text:p>TRUE</text:p>
          </table:table-cell>
          <table:table-cell table:formula="oooc:=ISNUMBER(FIND(&quot;Hecho&quot;;[.A57]))" office:value-type="boolean" office:boolean-value="false">
            <text:p>FALSE</text:p>
          </table:table-cell>
          <table:table-cell table:formula="oooc:=IF([.C57];MID([.A57]; FIND(&quot;Hecho&quot;;[.A57])-1;1000);&quot;&quot;)">
            <text:p/>
          </table:table-cell>
          <table:table-cell table:formula="oooc:=ISNUMBER(FIND(&quot;%&quot;;[.D57]))" office:value-type="boolean" office:boolean-value="false">
            <text:p>FALSE</text:p>
          </table:table-cell>
          <table:table-cell table:formula="oooc:=IF(OR([.B57];[.E57]);1;0)" office:value-type="float" office:value="1">
            <text:p>1</text:p>
          </table:table-cell>
          <table:table-cell office:value-type="float" office:value="3">
            <text:p>3</text:p>
          </table:table-cell>
          <table:table-cell table:number-columns-repeated="2"/>
          <table:table-cell table:formula="oooc:=[.F57]*[.G57]" office:value-type="float" office:value="3">
            <text:p>3</text:p>
          </table:table-cell>
          <table:table-cell table:number-columns-repeated="4"/>
        </table:table-row>
        <table:table-row table:style-name="ro6">
          <table:table-cell office:value-type="string">
            <text:p>Restricciones lineales de intervalo (Hecho) </text:p>
          </table:table-cell>
          <table:table-cell table:formula="oooc:=ISNUMBER(FIND(&quot;Pendiente&quot;;[.A58]))" office:value-type="boolean" office:boolean-value="false">
            <text:p>FALSE</text:p>
          </table:table-cell>
          <table:table-cell table:formula="oooc:=ISNUMBER(FIND(&quot;Hecho&quot;;[.A58]))" office:value-type="boolean" office:boolean-value="true">
            <text:p>TRUE</text:p>
          </table:table-cell>
          <table:table-cell table:formula="oooc:=IF([.C58];MID([.A58]; FIND(&quot;Hecho&quot;;[.A58])-1;1000);&quot;&quot;)" office:value-type="string" office:string-value="(Hecho) ">
            <text:p>(Hecho) </text:p>
          </table:table-cell>
          <table:table-cell table:formula="oooc:=ISNUMBER(FIND(&quot;%&quot;;[.D58]))" office:value-type="boolean" office:boolean-value="false">
            <text:p>FALSE</text:p>
          </table:table-cell>
          <table:table-cell table:formula="oooc:=IF(OR([.B58];[.E58]);1;0)" office:value-type="float" office:value="0">
            <text:p>0</text:p>
          </table:table-cell>
          <table:table-cell/>
          <table:table-cell table:number-columns-repeated="2"/>
          <table:table-cell table:formula="oooc:=[.F58]*[.G58]" office:value-type="float" office:value="0">
            <text:p>0</text:p>
          </table:table-cell>
          <table:table-cell table:number-columns-repeated="4"/>
        </table:table-row>
        <table:table-row table:style-name="ro6">
          <table:table-cell office:value-type="string">
            <text:p>Restricciones lineales de orden (Hecho) </text:p>
          </table:table-cell>
          <table:table-cell table:formula="oooc:=ISNUMBER(FIND(&quot;Pendiente&quot;;[.A59]))" office:value-type="boolean" office:boolean-value="false">
            <text:p>FALSE</text:p>
          </table:table-cell>
          <table:table-cell table:formula="oooc:=ISNUMBER(FIND(&quot;Hecho&quot;;[.A59]))" office:value-type="boolean" office:boolean-value="true">
            <text:p>TRUE</text:p>
          </table:table-cell>
          <table:table-cell table:formula="oooc:=IF([.C59];MID([.A59]; FIND(&quot;Hecho&quot;;[.A59])-1;1000);&quot;&quot;)" office:value-type="string" office:string-value="(Hecho) ">
            <text:p>(Hecho) </text:p>
          </table:table-cell>
          <table:table-cell table:formula="oooc:=ISNUMBER(FIND(&quot;%&quot;;[.D59]))" office:value-type="boolean" office:boolean-value="false">
            <text:p>FALSE</text:p>
          </table:table-cell>
          <table:table-cell table:formula="oooc:=IF(OR([.B59];[.E59]);1;0)" office:value-type="float" office:value="0">
            <text:p>0</text:p>
          </table:table-cell>
          <table:table-cell/>
          <table:table-cell table:number-columns-repeated="2"/>
          <table:table-cell table:formula="oooc:=[.F59]*[.G59]" office:value-type="float" office:value="0">
            <text:p>0</text:p>
          </table:table-cell>
          <table:table-cell table:number-columns-repeated="4"/>
        </table:table-row>
        <table:table-row table:style-name="ro6">
          <table:table-cell office:value-type="string">
            <text:p>Restricciones lineales arbitrarias (Hecho) </text:p>
          </table:table-cell>
          <table:table-cell table:formula="oooc:=ISNUMBER(FIND(&quot;Pendiente&quot;;[.A60]))" office:value-type="boolean" office:boolean-value="false">
            <text:p>FALSE</text:p>
          </table:table-cell>
          <table:table-cell table:formula="oooc:=ISNUMBER(FIND(&quot;Hecho&quot;;[.A60]))" office:value-type="boolean" office:boolean-value="true">
            <text:p>TRUE</text:p>
          </table:table-cell>
          <table:table-cell table:formula="oooc:=IF([.C60];MID([.A60]; FIND(&quot;Hecho&quot;;[.A60])-1;1000);&quot;&quot;)" office:value-type="string" office:string-value="(Hecho) ">
            <text:p>(Hecho) </text:p>
          </table:table-cell>
          <table:table-cell table:formula="oooc:=ISNUMBER(FIND(&quot;%&quot;;[.D60]))" office:value-type="boolean" office:boolean-value="false">
            <text:p>FALSE</text:p>
          </table:table-cell>
          <table:table-cell table:formula="oooc:=IF(OR([.B60];[.E60]);1;0)" office:value-type="float" office:value="0">
            <text:p>0</text:p>
          </table:table-cell>
          <table:table-cell office:value-type="float" office:value="0.5">
            <text:p>0.5</text:p>
          </table:table-cell>
          <table:table-cell table:number-columns-repeated="2"/>
          <table:table-cell table:formula="oooc:=[.F60]*[.G60]" office:value-type="float" office:value="0">
            <text:p>0</text:p>
          </table:table-cell>
          <table:table-cell table:number-columns-repeated="4"/>
        </table:table-row>
        <table:table-row table:style-name="ro3">
          <table:table-cell office:value-type="string">
            <text:p>Tablas simplificadas para nodos latentes y a priori homogéneos (Pendiente) </text:p>
          </table:table-cell>
          <table:table-cell table:formula="oooc:=ISNUMBER(FIND(&quot;Pendiente&quot;;[.A61]))" office:value-type="boolean" office:boolean-value="true">
            <text:p>TRUE</text:p>
          </table:table-cell>
          <table:table-cell table:formula="oooc:=ISNUMBER(FIND(&quot;Hecho&quot;;[.A61]))" office:value-type="boolean" office:boolean-value="false">
            <text:p>FALSE</text:p>
          </table:table-cell>
          <table:table-cell table:formula="oooc:=IF([.C61];MID([.A61]; FIND(&quot;Hecho&quot;;[.A61])-1;1000);&quot;&quot;)">
            <text:p/>
          </table:table-cell>
          <table:table-cell table:formula="oooc:=ISNUMBER(FIND(&quot;%&quot;;[.D61]))" office:value-type="boolean" office:boolean-value="false">
            <text:p>FALSE</text:p>
          </table:table-cell>
          <table:table-cell table:formula="oooc:=IF(OR([.B61];[.E61]);1;0)" office:value-type="float" office:value="1">
            <text:p>1</text:p>
          </table:table-cell>
          <table:table-cell office:value-type="float" office:value="3">
            <text:p>3</text:p>
          </table:table-cell>
          <table:table-cell table:number-columns-repeated="2"/>
          <table:table-cell table:formula="oooc:=[.F61]*[.G61]" office:value-type="float" office:value="3">
            <text:p>3</text:p>
          </table:table-cell>
          <table:table-cell table:number-columns-repeated="4"/>
        </table:table-row>
        <table:table-row table:style-name="ro6">
          <table:table-cell table:style-name="ce2" office:value-type="string">
            <text:p>Diagnosis basada en tests de hipótesis sobre: </text:p>
          </table:table-cell>
          <table:table-cell table:formula="oooc:=ISNUMBER(FIND(&quot;Pendiente&quot;;[.A62]))" office:value-type="boolean" office:boolean-value="false">
            <text:p>FALSE</text:p>
          </table:table-cell>
          <table:table-cell table:formula="oooc:=ISNUMBER(FIND(&quot;Hecho&quot;;[.A62]))" office:value-type="boolean" office:boolean-value="false">
            <text:p>FALSE</text:p>
          </table:table-cell>
          <table:table-cell table:style-name="ce2" table:formula="oooc:=IF([.C62];MID([.A62]; FIND(&quot;Hecho&quot;;[.A62])-1;1000);&quot;&quot;)">
            <text:p/>
          </table:table-cell>
          <table:table-cell table:formula="oooc:=ISNUMBER(FIND(&quot;%&quot;;[.D62]))" office:value-type="boolean" office:boolean-value="false">
            <text:p>FALSE</text:p>
          </table:table-cell>
          <table:table-cell table:formula="oooc:=IF(OR([.B62];[.E62]);1;0)" office:value-type="float" office:value="0">
            <text:p>0</text:p>
          </table:table-cell>
          <table:table-cell/>
          <table:table-cell table:number-columns-repeated="2"/>
          <table:table-cell table:formula="oooc:=[.F62]*[.G62]" office:value-type="float" office:value="0">
            <text:p>0</text:p>
          </table:table-cell>
          <table:table-cell table:number-columns-repeated="4"/>
        </table:table-row>
        <table:table-row table:style-name="ro3">
          <table:table-cell office:value-type="string">
            <text:p>Test de convergencia MCMC de Gelman con varias cadenas (Pendiente) </text:p>
          </table:table-cell>
          <table:table-cell table:formula="oooc:=ISNUMBER(FIND(&quot;Pendiente&quot;;[.A63]))" office:value-type="boolean" office:boolean-value="true">
            <text:p>TRUE</text:p>
          </table:table-cell>
          <table:table-cell table:formula="oooc:=ISNUMBER(FIND(&quot;Hecho&quot;;[.A63]))" office:value-type="boolean" office:boolean-value="false">
            <text:p>FALSE</text:p>
          </table:table-cell>
          <table:table-cell table:style-name="ce2" table:formula="oooc:=IF([.C63];MID([.A63]; FIND(&quot;Hecho&quot;;[.A63])-1;1000);&quot;&quot;)">
            <text:p/>
          </table:table-cell>
          <table:table-cell table:formula="oooc:=ISNUMBER(FIND(&quot;%&quot;;[.D63]))" office:value-type="boolean" office:boolean-value="false">
            <text:p>FALSE</text:p>
          </table:table-cell>
          <table:table-cell table:formula="oooc:=IF(OR([.B63];[.E63]);1;0)" office:value-type="float" office:value="1">
            <text:p>1</text:p>
          </table:table-cell>
          <table:table-cell office:value-type="float" office:value="5">
            <text:p>5</text:p>
          </table:table-cell>
          <table:table-cell table:number-columns-repeated="2"/>
          <table:table-cell table:formula="oooc:=[.F63]*[.G63]" office:value-type="float" office:value="5">
            <text:p>5</text:p>
          </table:table-cell>
          <table:table-cell table:number-columns-repeated="4"/>
        </table:table-row>
        <table:table-row table:style-name="ro6">
          <table:table-cell office:value-type="string">
            <text:p>Significación y correlación múltiple de parámetros (Pendiente) </text:p>
          </table:table-cell>
          <table:table-cell table:formula="oooc:=ISNUMBER(FIND(&quot;Pendiente&quot;;[.A64]))" office:value-type="boolean" office:boolean-value="true">
            <text:p>TRUE</text:p>
          </table:table-cell>
          <table:table-cell table:formula="oooc:=ISNUMBER(FIND(&quot;Hecho&quot;;[.A64]))" office:value-type="boolean" office:boolean-value="false">
            <text:p>FALSE</text:p>
          </table:table-cell>
          <table:table-cell table:formula="oooc:=IF([.C64];MID([.A64]; FIND(&quot;Hecho&quot;;[.A64])-1;1000);&quot;&quot;)">
            <text:p/>
          </table:table-cell>
          <table:table-cell table:formula="oooc:=ISNUMBER(FIND(&quot;%&quot;;[.D64]))" office:value-type="boolean" office:boolean-value="false">
            <text:p>FALSE</text:p>
          </table:table-cell>
          <table:table-cell table:formula="oooc:=IF(OR([.B64];[.E64]);1;0)" office:value-type="float" office:value="1">
            <text:p>1</text:p>
          </table:table-cell>
          <table:table-cell office:value-type="float" office:value="5">
            <text:p>5</text:p>
          </table:table-cell>
          <table:table-cell table:number-columns-repeated="2"/>
          <table:table-cell table:formula="oooc:=[.F64]*[.G64]" office:value-type="float" office:value="5">
            <text:p>5</text:p>
          </table:table-cell>
          <table:table-cell table:number-columns-repeated="4"/>
        </table:table-row>
        <table:table-row table:style-name="ro3">
          <table:table-cell office:value-type="string">
            <text:p>Normalidad, independencia y outliers de los residuos (Pendiente) </text:p>
          </table:table-cell>
          <table:table-cell table:formula="oooc:=ISNUMBER(FIND(&quot;Pendiente&quot;;[.A65]))" office:value-type="boolean" office:boolean-value="true">
            <text:p>TRUE</text:p>
          </table:table-cell>
          <table:table-cell table:formula="oooc:=ISNUMBER(FIND(&quot;Hecho&quot;;[.A65]))" office:value-type="boolean" office:boolean-value="false">
            <text:p>FALSE</text:p>
          </table:table-cell>
          <table:table-cell table:formula="oooc:=IF([.C65];MID([.A65]; FIND(&quot;Hecho&quot;;[.A65])-1;1000);&quot;&quot;)">
            <text:p/>
          </table:table-cell>
          <table:table-cell table:formula="oooc:=ISNUMBER(FIND(&quot;%&quot;;[.D65]))" office:value-type="boolean" office:boolean-value="false">
            <text:p>FALSE</text:p>
          </table:table-cell>
          <table:table-cell table:formula="oooc:=IF(OR([.B65];[.E65]);1;0)" office:value-type="float" office:value="1">
            <text:p>1</text:p>
          </table:table-cell>
          <table:table-cell office:value-type="float" office:value="5">
            <text:p>5</text:p>
          </table:table-cell>
          <table:table-cell table:number-columns-repeated="2"/>
          <table:table-cell table:formula="oooc:=[.F65]*[.G65]" office:value-type="float" office:value="5">
            <text:p>5</text:p>
          </table:table-cell>
          <table:table-cell table:number-columns-repeated="4"/>
        </table:table-row>
        <table:table-row table:style-name="ro6">
          <table:table-cell table:style-name="ce2" office:value-type="string">
            <text:p>Mantenimiento: </text:p>
          </table:table-cell>
          <table:table-cell table:formula="oooc:=ISNUMBER(FIND(&quot;Pendiente&quot;;[.A66]))" office:value-type="boolean" office:boolean-value="false">
            <text:p>FALSE</text:p>
          </table:table-cell>
          <table:table-cell table:formula="oooc:=ISNUMBER(FIND(&quot;Hecho&quot;;[.A66]))" office:value-type="boolean" office:boolean-value="false">
            <text:p>FALSE</text:p>
          </table:table-cell>
          <table:table-cell table:style-name="ce2" table:formula="oooc:=IF([.C66];MID([.A66]; FIND(&quot;Hecho&quot;;[.A66])-1;1000);&quot;&quot;)">
            <text:p/>
          </table:table-cell>
          <table:table-cell table:formula="oooc:=ISNUMBER(FIND(&quot;%&quot;;[.D66]))" office:value-type="boolean" office:boolean-value="false">
            <text:p>FALSE</text:p>
          </table:table-cell>
          <table:table-cell table:formula="oooc:=IF(OR([.B66];[.E66]);1;0)" office:value-type="float" office:value="0">
            <text:p>0</text:p>
          </table:table-cell>
          <table:table-cell/>
          <table:table-cell table:number-columns-repeated="2"/>
          <table:table-cell table:formula="oooc:=[.F66]*[.G66]" office:value-type="float" office:value="0">
            <text:p>0</text:p>
          </table:table-cell>
          <table:table-cell table:number-columns-repeated="4"/>
        </table:table-row>
        <table:table-row table:style-name="ro3">
          <table:table-cell office:value-type="string">
            <text:p>Diagnosis autónoma de una cadena total o parcial, aunque esté aún en construcción (Hecho) </text:p>
          </table:table-cell>
          <table:table-cell table:formula="oooc:=ISNUMBER(FIND(&quot;Pendiente&quot;;[.A67]))" office:value-type="boolean" office:boolean-value="false">
            <text:p>FALSE</text:p>
          </table:table-cell>
          <table:table-cell table:formula="oooc:=ISNUMBER(FIND(&quot;Hecho&quot;;[.A67]))" office:value-type="boolean" office:boolean-value="true">
            <text:p>TRUE</text:p>
          </table:table-cell>
          <table:table-cell table:formula="oooc:=IF([.C67];MID([.A67]; FIND(&quot;Hecho&quot;;[.A67])-1;1000);&quot;&quot;)" office:value-type="string" office:string-value="(Hecho) ">
            <text:p>(Hecho) </text:p>
          </table:table-cell>
          <table:table-cell table:formula="oooc:=ISNUMBER(FIND(&quot;%&quot;;[.D67]))" office:value-type="boolean" office:boolean-value="false">
            <text:p>FALSE</text:p>
          </table:table-cell>
          <table:table-cell table:formula="oooc:=IF(OR([.B67];[.E67]);1;0)" office:value-type="float" office:value="0">
            <text:p>0</text:p>
          </table:table-cell>
          <table:table-cell/>
          <table:table-cell table:number-columns-repeated="2"/>
          <table:table-cell table:formula="oooc:=[.F67]*[.G67]" office:value-type="float" office:value="0">
            <text:p>0</text:p>
          </table:table-cell>
          <table:table-cell table:number-columns-repeated="4"/>
        </table:table-row>
        <table:table-row table:style-name="ro3">
          <table:table-cell office:value-type="string">
            <text:p>Resume: Recuperación de cadenas abortadas por cualquier causa para su continuación (Hecho) </text:p>
          </table:table-cell>
          <table:table-cell table:formula="oooc:=ISNUMBER(FIND(&quot;Pendiente&quot;;[.A68]))" office:value-type="boolean" office:boolean-value="false">
            <text:p>FALSE</text:p>
          </table:table-cell>
          <table:table-cell table:formula="oooc:=ISNUMBER(FIND(&quot;Hecho&quot;;[.A68]))" office:value-type="boolean" office:boolean-value="true">
            <text:p>TRUE</text:p>
          </table:table-cell>
          <table:table-cell table:formula="oooc:=IF([.C68];MID([.A68]; FIND(&quot;Hecho&quot;;[.A68])-1;1000);&quot;&quot;)" office:value-type="string" office:string-value="(Hecho) ">
            <text:p>(Hecho) </text:p>
          </table:table-cell>
          <table:table-cell table:formula="oooc:=ISNUMBER(FIND(&quot;%&quot;;[.D68]))" office:value-type="boolean" office:boolean-value="false">
            <text:p>FALSE</text:p>
          </table:table-cell>
          <table:table-cell table:formula="oooc:=IF(OR([.B68];[.E68]);1;0)" office:value-type="float" office:value="0">
            <text:p>0</text:p>
          </table:table-cell>
          <table:table-cell/>
          <table:table-cell table:number-columns-repeated="2"/>
          <table:table-cell table:formula="oooc:=[.F68]*[.G68]" office:value-type="float" office:value="0">
            <text:p>0</text:p>
          </table:table-cell>
          <table:table-cell table:number-columns-repeated="4"/>
        </table:table-row>
        <table:table-row table:style-name="ro3">
          <table:table-cell office:value-type="string">
            <text:p>Posibilidad de fijar o recargar parámetros simulados previamente para reestimación y previsión (Pendiente) </text:p>
          </table:table-cell>
          <table:table-cell table:formula="oooc:=ISNUMBER(FIND(&quot;Pendiente&quot;;[.A69]))" office:value-type="boolean" office:boolean-value="true">
            <text:p>TRUE</text:p>
          </table:table-cell>
          <table:table-cell table:formula="oooc:=ISNUMBER(FIND(&quot;Hecho&quot;;[.A69]))" office:value-type="boolean" office:boolean-value="false">
            <text:p>FALSE</text:p>
          </table:table-cell>
          <table:table-cell table:formula="oooc:=IF([.C69];MID([.A69]; FIND(&quot;Hecho&quot;;[.A69])-1;1000);&quot;&quot;)">
            <text:p/>
          </table:table-cell>
          <table:table-cell table:formula="oooc:=ISNUMBER(FIND(&quot;%&quot;;[.D69]))" office:value-type="boolean" office:boolean-value="false">
            <text:p>FALSE</text:p>
          </table:table-cell>
          <table:table-cell table:formula="oooc:=IF(OR([.B69];[.E69]);1;0)" office:value-type="float" office:value="1">
            <text:p>1</text:p>
          </table:table-cell>
          <table:table-cell office:value-type="float" office:value="3">
            <text:p>3</text:p>
          </table:table-cell>
          <table:table-cell table:number-columns-repeated="2"/>
          <table:table-cell table:formula="oooc:=[.F69]*[.G69]" office:value-type="float" office:value="3">
            <text:p>3</text:p>
          </table:table-cell>
          <table:table-cell table:number-columns-repeated="4"/>
        </table:table-row>
        <table:table-row table:style-name="ro3">
          <table:table-cell office:value-type="string">
            <text:p>Establecimiento de límite máximo de tiempo de simulación (Hecho) </text:p>
          </table:table-cell>
          <table:table-cell table:formula="oooc:=ISNUMBER(FIND(&quot;Pendiente&quot;;[.A70]))" office:value-type="boolean" office:boolean-value="false">
            <text:p>FALSE</text:p>
          </table:table-cell>
          <table:table-cell table:formula="oooc:=ISNUMBER(FIND(&quot;Hecho&quot;;[.A70]))" office:value-type="boolean" office:boolean-value="true">
            <text:p>TRUE</text:p>
          </table:table-cell>
          <table:table-cell table:formula="oooc:=IF([.C70];MID([.A70]; FIND(&quot;Hecho&quot;;[.A70])-1;1000);&quot;&quot;)" office:value-type="string" office:string-value="(Hecho) ">
            <text:p>(Hecho) </text:p>
          </table:table-cell>
          <table:table-cell table:formula="oooc:=ISNUMBER(FIND(&quot;%&quot;;[.D70]))" office:value-type="boolean" office:boolean-value="false">
            <text:p>FALSE</text:p>
          </table:table-cell>
          <table:table-cell table:formula="oooc:=IF(OR([.B70];[.E70]);1;0)" office:value-type="float" office:value="0">
            <text:p>0</text:p>
          </table:table-cell>
          <table:table-cell/>
          <table:table-cell table:number-columns-repeated="2"/>
          <table:table-cell table:formula="oooc:=[.F70]*[.G70]" office:value-type="float" office:value="0">
            <text:p>0</text:p>
          </table:table-cell>
          <table:table-cell table:number-columns-repeated="4"/>
        </table:table-row>
        <table:table-row table:style-name="ro5">
          <table:table-cell table:style-name="ce2"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A71]))" office:value-type="boolean" office:boolean-value="false">
            <text:p>FALSE</text:p>
          </table:table-cell>
          <table:table-cell table:formula="oooc:=ISNUMBER(FIND(&quot;Hecho&quot;;[.A71]))" office:value-type="boolean" office:boolean-value="false">
            <text:p>FALSE</text:p>
          </table:table-cell>
          <table:table-cell table:style-name="ce2" table:formula="oooc:=IF([.C71];MID([.A71]; FIND(&quot;Hecho&quot;;[.A71])-1;1000);&quot;&quot;)">
            <text:p/>
          </table:table-cell>
          <table:table-cell table:formula="oooc:=ISNUMBER(FIND(&quot;%&quot;;[.D71]))" office:value-type="boolean" office:boolean-value="false">
            <text:p>FALSE</text:p>
          </table:table-cell>
          <table:table-cell table:formula="oooc:=IF(OR([.B71];[.E71]);1;0)" office:value-type="float" office:value="0">
            <text:p>0</text:p>
          </table:table-cell>
          <table:table-cell/>
          <table:table-cell table:number-columns-repeated="2"/>
          <table:table-cell table:formula="oooc:=[.F71]*[.G71]" office:value-type="float" office:value="0">
            <text:p>0</text:p>
          </table:table-cell>
          <table:table-cell table:number-columns-repeated="4"/>
        </table:table-row>
        <table:table-row table:style-name="ro6">
          <table:table-cell office:value-type="string">
            <text:p>Documentación matemática de BSR (Hecho 95%) </text:p>
          </table:table-cell>
          <table:table-cell table:formula="oooc:=ISNUMBER(FIND(&quot;Pendiente&quot;;[.A72]))" office:value-type="boolean" office:boolean-value="false">
            <text:p>FALSE</text:p>
          </table:table-cell>
          <table:table-cell table:formula="oooc:=ISNUMBER(FIND(&quot;Hecho&quot;;[.A72]))" office:value-type="boolean" office:boolean-value="true">
            <text:p>TRUE</text:p>
          </table:table-cell>
          <table:table-cell table:formula="oooc:=IF([.C72];MID([.A72]; FIND(&quot;Hecho&quot;;[.A72])-1;1000);&quot;&quot;)" office:value-type="string" office:string-value="(Hecho 95%) ">
            <text:p>(Hecho 95%) </text:p>
          </table:table-cell>
          <table:table-cell table:formula="oooc:=ISNUMBER(FIND(&quot;%&quot;;[.D72]))" office:value-type="boolean" office:boolean-value="true">
            <text:p>TRUE</text:p>
          </table:table-cell>
          <table:table-cell table:formula="oooc:=IF(OR([.B72];[.E72]);1;0)" office:value-type="float" office:value="1">
            <text:p>1</text:p>
          </table:table-cell>
          <table:table-cell office:value-type="float" office:value="1">
            <text:p>1</text:p>
          </table:table-cell>
          <table:table-cell table:number-columns-repeated="2"/>
          <table:table-cell table:formula="oooc:=[.F72]*[.G72]" office:value-type="float" office:value="1">
            <text:p>1</text:p>
          </table:table-cell>
          <table:table-cell table:number-columns-repeated="4"/>
        </table:table-row>
        <table:table-row table:style-name="ro6">
          <table:table-cell office:value-type="string">
            <text:p>Guía del programador de BSR (Hecho 80%) </text:p>
          </table:table-cell>
          <table:table-cell table:formula="oooc:=ISNUMBER(FIND(&quot;Pendiente&quot;;[.A73]))" office:value-type="boolean" office:boolean-value="false">
            <text:p>FALSE</text:p>
          </table:table-cell>
          <table:table-cell table:formula="oooc:=ISNUMBER(FIND(&quot;Hecho&quot;;[.A73]))" office:value-type="boolean" office:boolean-value="true">
            <text:p>TRUE</text:p>
          </table:table-cell>
          <table:table-cell table:formula="oooc:=IF([.C73];MID([.A73]; FIND(&quot;Hecho&quot;;[.A73])-1;1000);&quot;&quot;)" office:value-type="string" office:string-value="(Hecho 80%) ">
            <text:p>(Hecho 80%) </text:p>
          </table:table-cell>
          <table:table-cell table:formula="oooc:=ISNUMBER(FIND(&quot;%&quot;;[.D73]))" office:value-type="boolean" office:boolean-value="true">
            <text:p>TRUE</text:p>
          </table:table-cell>
          <table:table-cell table:formula="oooc:=IF(OR([.B73];[.E73]);1;0)" office:value-type="float" office:value="1">
            <text:p>1</text:p>
          </table:table-cell>
          <table:table-cell office:value-type="float" office:value="2">
            <text:p>2</text:p>
          </table:table-cell>
          <table:table-cell table:number-columns-repeated="2"/>
          <table:table-cell table:formula="oooc:=[.F73]*[.G73]" office:value-type="float" office:value="2">
            <text:p>2</text:p>
          </table:table-cell>
          <table:table-cell table:number-columns-repeated="4"/>
        </table:table-row>
        <table:table-row table:style-name="ro6">
          <table:table-cell office:value-type="string">
            <text:p>Manual de usuario de BSR-HLM (Hecho 40%) </text:p>
          </table:table-cell>
          <table:table-cell table:formula="oooc:=ISNUMBER(FIND(&quot;Pendiente&quot;;[.A74]))" office:value-type="boolean" office:boolean-value="false">
            <text:p>FALSE</text:p>
          </table:table-cell>
          <table:table-cell table:formula="oooc:=ISNUMBER(FIND(&quot;Hecho&quot;;[.A74]))" office:value-type="boolean" office:boolean-value="true">
            <text:p>TRUE</text:p>
          </table:table-cell>
          <table:table-cell table:formula="oooc:=IF([.C74];MID([.A74]; FIND(&quot;Hecho&quot;;[.A74])-1;1000);&quot;&quot;)" office:value-type="string" office:string-value="(Hecho 40%) ">
            <text:p>(Hecho 40%) </text:p>
          </table:table-cell>
          <table:table-cell table:formula="oooc:=ISNUMBER(FIND(&quot;%&quot;;[.D74]))" office:value-type="boolean" office:boolean-value="true">
            <text:p>TRUE</text:p>
          </table:table-cell>
          <table:table-cell table:formula="oooc:=IF(OR([.B74];[.E74]);1;0)" office:value-type="float" office:value="1">
            <text:p>1</text:p>
          </table:table-cell>
          <table:table-cell office:value-type="float" office:value="0">
            <text:p>0</text:p>
          </table:table-cell>
          <table:table-cell table:number-columns-repeated="2"/>
          <table:table-cell table:formula="oooc:=[.F74]*[.G74]" office:value-type="float" office:value="0">
            <text:p>0</text:p>
          </table:table-cell>
          <table:table-cell table:number-columns-repeated="4"/>
        </table:table-row>
        <table:table-row table:style-name="ro6">
          <table:table-cell office:value-type="string">
            <text:p>Diagrama y tablas de la base de datos (Hecho 80%) </text:p>
          </table:table-cell>
          <table:table-cell table:formula="oooc:=ISNUMBER(FIND(&quot;Pendiente&quot;;[.A75]))" office:value-type="boolean" office:boolean-value="false">
            <text:p>FALSE</text:p>
          </table:table-cell>
          <table:table-cell table:formula="oooc:=ISNUMBER(FIND(&quot;Hecho&quot;;[.A75]))" office:value-type="boolean" office:boolean-value="true">
            <text:p>TRUE</text:p>
          </table:table-cell>
          <table:table-cell table:formula="oooc:=IF([.C75];MID([.A75]; FIND(&quot;Hecho&quot;;[.A75])-1;1000);&quot;&quot;)" office:value-type="string" office:string-value="(Hecho 80%) ">
            <text:p>(Hecho 80%) </text:p>
          </table:table-cell>
          <table:table-cell table:formula="oooc:=ISNUMBER(FIND(&quot;%&quot;;[.D75]))" office:value-type="boolean" office:boolean-value="true">
            <text:p>TRUE</text:p>
          </table:table-cell>
          <table:table-cell table:formula="oooc:=IF(OR([.B75];[.E75]);1;0)" office:value-type="float" office:value="1">
            <text:p>1</text:p>
          </table:table-cell>
          <table:table-cell office:value-type="float" office:value="1">
            <text:p>1</text:p>
          </table:table-cell>
          <table:table-cell table:number-columns-repeated="2"/>
          <table:table-cell table:formula="oooc:=[.F75]*[.G75]" office:value-type="float" office:value="1">
            <text:p>1</text:p>
          </table:table-cell>
          <table:table-cell table:number-columns-repeated="4"/>
        </table:table-row>
        <table:table-row table:style-name="ro3">
          <table:table-cell office:value-type="string">
            <text:p>Plantillas para la definición de diferentes subclases modelos (Hecho 25%) </text:p>
          </table:table-cell>
          <table:table-cell table:formula="oooc:=ISNUMBER(FIND(&quot;Pendiente&quot;;[.A76]))" office:value-type="boolean" office:boolean-value="false">
            <text:p>FALSE</text:p>
          </table:table-cell>
          <table:table-cell table:formula="oooc:=ISNUMBER(FIND(&quot;Hecho&quot;;[.A76]))" office:value-type="boolean" office:boolean-value="true">
            <text:p>TRUE</text:p>
          </table:table-cell>
          <table:table-cell table:formula="oooc:=IF([.C76];MID([.A76]; FIND(&quot;Hecho&quot;;[.A76])-1;1000);&quot;&quot;)" office:value-type="string" office:string-value="(Hecho 25%) ">
            <text:p>(Hecho 25%) </text:p>
          </table:table-cell>
          <table:table-cell table:formula="oooc:=ISNUMBER(FIND(&quot;%&quot;;[.D76]))" office:value-type="boolean" office:boolean-value="true">
            <text:p>TRUE</text:p>
          </table:table-cell>
          <table:table-cell table:formula="oooc:=IF(OR([.B76];[.E76]);1;0)" office:value-type="float" office:value="1">
            <text:p>1</text:p>
          </table:table-cell>
          <table:table-cell office:value-type="float" office:value="3">
            <text:p>3</text:p>
          </table:table-cell>
          <table:table-cell table:number-columns-repeated="2"/>
          <table:table-cell table:formula="oooc:=[.F76]*[.G76]" office:value-type="float" office:value="3">
            <text:p>3</text:p>
          </table:table-cell>
          <table:table-cell table:number-columns-repeated="4"/>
        </table:table-row>
        <table:table-row table:style-name="ro3">
          <table:table-cell office:value-type="string">
            <text:p>Casuística de problemas con su representación BSR (Hecho 10%) </text:p>
          </table:table-cell>
          <table:table-cell table:formula="oooc:=ISNUMBER(FIND(&quot;Pendiente&quot;;[.A77]))" office:value-type="boolean" office:boolean-value="false">
            <text:p>FALSE</text:p>
          </table:table-cell>
          <table:table-cell table:formula="oooc:=ISNUMBER(FIND(&quot;Hecho&quot;;[.A77]))" office:value-type="boolean" office:boolean-value="true">
            <text:p>TRUE</text:p>
          </table:table-cell>
          <table:table-cell table:formula="oooc:=IF([.C77];MID([.A77]; FIND(&quot;Hecho&quot;;[.A77])-1;1000);&quot;&quot;)" office:value-type="string" office:string-value="(Hecho 10%) ">
            <text:p>(Hecho 10%) </text:p>
          </table:table-cell>
          <table:table-cell table:formula="oooc:=ISNUMBER(FIND(&quot;%&quot;;[.D77]))" office:value-type="boolean" office:boolean-value="true">
            <text:p>TRUE</text:p>
          </table:table-cell>
          <table:table-cell table:formula="oooc:=IF(OR([.B77];[.E77]);1;0)" office:value-type="float" office:value="1">
            <text:p>1</text:p>
          </table:table-cell>
          <table:table-cell office:value-type="float" office:value="2">
            <text:p>2</text:p>
          </table:table-cell>
          <table:table-cell table:number-columns-repeated="2"/>
          <table:table-cell table:formula="oooc:=[.F77]*[.G77]" office:value-type="float" office:value="2">
            <text:p>2</text:p>
          </table:table-cell>
          <table:table-cell table:number-columns-repeated="4"/>
        </table:table-row>
        <table:table-row table:style-name="ro9">
          <table:table-cell table:style-name="ce2"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A78]))" office:value-type="boolean" office:boolean-value="false">
            <text:p>FALSE</text:p>
          </table:table-cell>
          <table:table-cell table:formula="oooc:=ISNUMBER(FIND(&quot;Hecho&quot;;[.A78]))" office:value-type="boolean" office:boolean-value="false">
            <text:p>FALSE</text:p>
          </table:table-cell>
          <table:table-cell table:style-name="ce2" table:formula="oooc:=IF([.C78];MID([.A78]; FIND(&quot;Hecho&quot;;[.A78])-1;1000);&quot;&quot;)">
            <text:p/>
          </table:table-cell>
          <table:table-cell table:formula="oooc:=ISNUMBER(FIND(&quot;%&quot;;[.D78]))" office:value-type="boolean" office:boolean-value="false">
            <text:p>FALSE</text:p>
          </table:table-cell>
          <table:table-cell table:formula="oooc:=IF(OR([.B78];[.E78]);1;0)" office:value-type="float" office:value="0">
            <text:p>0</text:p>
          </table:table-cell>
          <table:table-cell/>
          <table:table-cell table:number-columns-repeated="2"/>
          <table:table-cell table:formula="oooc:=[.F78]*[.G78]" office:value-type="float" office:value="0">
            <text:p>0</text:p>
          </table:table-cell>
          <table:table-cell table:number-columns-repeated="4"/>
        </table:table-row>
        <table:table-row table:style-name="ro5">
          <table:table-cell office:value-type="string">
            <text:p>Tests de simulación: Debería haber tests para todas o la mayoría de las combinaciones de bloques que se suelan dar (Hecho 25%). De momento hay estas </text:p>
          </table:table-cell>
          <table:table-cell table:formula="oooc:=ISNUMBER(FIND(&quot;Pendiente&quot;;[.A79]))" office:value-type="boolean" office:boolean-value="false">
            <text:p>FALSE</text:p>
          </table:table-cell>
          <table:table-cell table:formula="oooc:=ISNUMBER(FIND(&quot;Hecho&quot;;[.A79]))" office:value-type="boolean" office:boolean-value="true">
            <text:p>TRUE</text:p>
          </table:table-cell>
          <table:table-cell table:formula="oooc:=IF([.C79];MID([.A79]; FIND(&quot;Hecho&quot;;[.A79])-1;1000);&quot;&quot;)" office:value-type="string" office:string-value="(Hecho 25%). De momento hay estas ">
            <text:p>(Hecho 25%). De momento hay estas </text:p>
          </table:table-cell>
          <table:table-cell table:formula="oooc:=ISNUMBER(FIND(&quot;%&quot;;[.D79]))" office:value-type="boolean" office:boolean-value="true">
            <text:p>TRUE</text:p>
          </table:table-cell>
          <table:table-cell table:formula="oooc:=IF(OR([.B79];[.E79]);1;0)" office:value-type="float" office:value="1">
            <text:p>1</text:p>
          </table:table-cell>
          <table:table-cell office:value-type="float" office:value="5">
            <text:p>5</text:p>
          </table:table-cell>
          <table:table-cell table:number-columns-repeated="2"/>
          <table:table-cell table:formula="oooc:=[.F79]*[.G79]" office:value-type="float" office:value="5">
            <text:p>5</text:p>
          </table:table-cell>
          <table:table-cell table:number-columns-repeated="4"/>
        </table:table-row>
        <table:table-row table:style-name="ro6">
          <table:table-cell office:value-type="string">
            <text:p>(HLM) <text:a xlink:href="http://wiki.localbayes.es/LinearBlok">LinearBlk</text:a> + <text:a xlink:href="http://wiki.localbayes.es/SigmaBlk">SigmaBlk</text:a> </text:p>
          </table:table-cell>
          <table:table-cell table:formula="oooc:=ISNUMBER(FIND(&quot;Pendiente&quot;;[.A80]))" office:value-type="boolean" office:boolean-value="false">
            <text:p>FALSE</text:p>
          </table:table-cell>
          <table:table-cell table:formula="oooc:=ISNUMBER(FIND(&quot;Hecho&quot;;[.A80]))" office:value-type="boolean" office:boolean-value="false">
            <text:p>FALSE</text:p>
          </table:table-cell>
          <table:table-cell table:formula="oooc:=IF([.C80];MID([.A80]; FIND(&quot;Hecho&quot;;[.A80])-1;1000);&quot;&quot;)">
            <text:p/>
          </table:table-cell>
          <table:table-cell table:formula="oooc:=ISNUMBER(FIND(&quot;%&quot;;[.D80]))" office:value-type="boolean" office:boolean-value="false">
            <text:p>FALSE</text:p>
          </table:table-cell>
          <table:table-cell table:formula="oooc:=IF(OR([.B80];[.E80]);1;0)" office:value-type="float" office:value="0">
            <text:p>0</text:p>
          </table:table-cell>
          <table:table-cell/>
          <table:table-cell table:number-columns-repeated="2"/>
          <table:table-cell table:formula="oooc:=[.F80]*[.G80]" office:value-type="float" office:value="0">
            <text:p>0</text:p>
          </table:table-cell>
          <table:table-cell table:number-columns-repeated="4"/>
        </table:table-row>
        <table:table-row table:style-name="ro6">
          <table:table-cell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A81]))" office:value-type="boolean" office:boolean-value="false">
            <text:p>FALSE</text:p>
          </table:table-cell>
          <table:table-cell table:formula="oooc:=ISNUMBER(FIND(&quot;Hecho&quot;;[.A81]))" office:value-type="boolean" office:boolean-value="false">
            <text:p>FALSE</text:p>
          </table:table-cell>
          <table:table-cell table:formula="oooc:=IF([.C81];MID([.A81]; FIND(&quot;Hecho&quot;;[.A81])-1;1000);&quot;&quot;)">
            <text:p/>
          </table:table-cell>
          <table:table-cell table:formula="oooc:=ISNUMBER(FIND(&quot;%&quot;;[.D81]))" office:value-type="boolean" office:boolean-value="false">
            <text:p>FALSE</text:p>
          </table:table-cell>
          <table:table-cell table:formula="oooc:=IF(OR([.B81];[.E81]);1;0)" office:value-type="float" office:value="0">
            <text:p>0</text:p>
          </table:table-cell>
          <table:table-cell/>
          <table:table-cell table:number-columns-repeated="2"/>
          <table:table-cell table:formula="oooc:=[.F81]*[.G81]" office:value-type="float" office:value="0">
            <text:p>0</text:p>
          </table:table-cell>
          <table:table-cell table:number-columns-repeated="4"/>
        </table:table-row>
        <table:table-row table:style-name="ro6">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A82]))" office:value-type="boolean" office:boolean-value="false">
            <text:p>FALSE</text:p>
          </table:table-cell>
          <table:table-cell table:formula="oooc:=ISNUMBER(FIND(&quot;Hecho&quot;;[.A82]))" office:value-type="boolean" office:boolean-value="false">
            <text:p>FALSE</text:p>
          </table:table-cell>
          <table:table-cell table:formula="oooc:=IF([.C82];MID([.A82]; FIND(&quot;Hecho&quot;;[.A82])-1;1000);&quot;&quot;)">
            <text:p/>
          </table:table-cell>
          <table:table-cell table:formula="oooc:=ISNUMBER(FIND(&quot;%&quot;;[.D82]))" office:value-type="boolean" office:boolean-value="false">
            <text:p>FALSE</text:p>
          </table:table-cell>
          <table:table-cell table:formula="oooc:=IF(OR([.B82];[.E82]);1;0)" office:value-type="float" office:value="0">
            <text:p>0</text:p>
          </table:table-cell>
          <table:table-cell/>
          <table:table-cell table:number-columns-repeated="2"/>
          <table:table-cell table:formula="oooc:=[.F82]*[.G82]" office:value-type="float" office:value="0">
            <text:p>0</text:p>
          </table:table-cell>
          <table:table-cell table:number-columns-repeated="4"/>
        </table:table-row>
        <table:table-row table:style-name="ro6">
          <table:table-cell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A83]))" office:value-type="boolean" office:boolean-value="false">
            <text:p>FALSE</text:p>
          </table:table-cell>
          <table:table-cell table:formula="oooc:=ISNUMBER(FIND(&quot;Hecho&quot;;[.A83]))" office:value-type="boolean" office:boolean-value="false">
            <text:p>FALSE</text:p>
          </table:table-cell>
          <table:table-cell table:formula="oooc:=IF([.C83];MID([.A83]; FIND(&quot;Hecho&quot;;[.A83])-1;1000);&quot;&quot;)">
            <text:p/>
          </table:table-cell>
          <table:table-cell table:formula="oooc:=ISNUMBER(FIND(&quot;%&quot;;[.D83]))" office:value-type="boolean" office:boolean-value="false">
            <text:p>FALSE</text:p>
          </table:table-cell>
          <table:table-cell table:formula="oooc:=IF(OR([.B83];[.E83]);1;0)" office:value-type="float" office:value="0">
            <text:p>0</text:p>
          </table:table-cell>
          <table:table-cell/>
          <table:table-cell table:number-columns-repeated="2"/>
          <table:table-cell table:formula="oooc:=[.F83]*[.G83]" office:value-type="float" office:value="0">
            <text:p>0</text:p>
          </table:table-cell>
          <table:table-cell table:number-columns-repeated="4"/>
        </table:table-row>
        <table:table-row table:style-name="ro2">
          <table:table-cell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A84]))" office:value-type="boolean" office:boolean-value="true">
            <text:p>TRUE</text:p>
          </table:table-cell>
          <table:table-cell table:formula="oooc:=ISNUMBER(FIND(&quot;Hecho&quot;;[.A84]))" office:value-type="boolean" office:boolean-value="false">
            <text:p>FALSE</text:p>
          </table:table-cell>
          <table:table-cell table:formula="oooc:=IF([.C84];MID([.A84]; FIND(&quot;Hecho&quot;;[.A84])-1;1000);&quot;&quot;)">
            <text:p/>
          </table:table-cell>
          <table:table-cell table:formula="oooc:=ISNUMBER(FIND(&quot;%&quot;;[.D84]))" office:value-type="boolean" office:boolean-value="false">
            <text:p>FALSE</text:p>
          </table:table-cell>
          <table:table-cell table:formula="oooc:=IF(OR([.B84];[.E84]);1;0)" office:value-type="float" office:value="1">
            <text:p>1</text:p>
          </table:table-cell>
          <table:table-cell office:value-type="float" office:value="10">
            <text:p>10</text:p>
          </table:table-cell>
          <table:table-cell table:number-columns-repeated="2"/>
          <table:table-cell table:formula="oooc:=[.F84]*[.G84]" office:value-type="float" office:value="10">
            <text:p>10</text:p>
          </table:table-cell>
          <table:table-cell table:number-columns-repeated="4"/>
        </table:table-row>
        <table:table-row table:style-name="ro8">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A85]))" office:value-type="boolean" office:boolean-value="false">
            <text:p>FALSE</text:p>
          </table:table-cell>
          <table:table-cell table:formula="oooc:=ISNUMBER(FIND(&quot;Hecho&quot;;[.A85]))" office:value-type="boolean" office:boolean-value="false">
            <text:p>FALSE</text:p>
          </table:table-cell>
          <table:table-cell table:formula="oooc:=IF([.C85];MID([.A85]; FIND(&quot;Hecho&quot;;[.A85])-1;1000);&quot;&quot;)">
            <text:p/>
          </table:table-cell>
          <table:table-cell table:formula="oooc:=ISNUMBER(FIND(&quot;%&quot;;[.D85]))" office:value-type="boolean" office:boolean-value="false">
            <text:p>FALSE</text:p>
          </table:table-cell>
          <table:table-cell table:formula="oooc:=IF(OR([.B85];[.E85]);1;0)" office:value-type="float" office:value="0">
            <text:p>0</text:p>
          </table:table-cell>
          <table:table-cell/>
          <table:table-cell table:number-columns-repeated="2"/>
          <table:table-cell table:formula="oooc:=[.F85]*[.G85]"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A86]))" office:value-type="boolean" office:boolean-value="false">
            <text:p>FALSE</text:p>
          </table:table-cell>
          <table:table-cell table:formula="oooc:=ISNUMBER(FIND(&quot;Hecho&quot;;[.A86]))" office:value-type="boolean" office:boolean-value="false">
            <text:p>FALSE</text:p>
          </table:table-cell>
          <table:table-cell table:formula="oooc:=IF([.C86];MID([.A86]; FIND(&quot;Hecho&quot;;[.A86])-1;1000);&quot;&quot;)">
            <text:p/>
          </table:table-cell>
          <table:table-cell table:formula="oooc:=ISNUMBER(FIND(&quot;%&quot;;[.D86]))" office:value-type="boolean" office:boolean-value="false">
            <text:p>FALSE</text:p>
          </table:table-cell>
          <table:table-cell table:formula="oooc:=IF(OR([.B86];[.E86]);1;0)" office:value-type="float" office:value="0">
            <text:p>0</text:p>
          </table:table-cell>
          <table:table-cell/>
          <table:table-cell table:number-columns-repeated="2"/>
          <table:table-cell table:formula="oooc:=[.F86]*[.G86]"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A87]))" office:value-type="boolean" office:boolean-value="false">
            <text:p>FALSE</text:p>
          </table:table-cell>
          <table:table-cell table:formula="oooc:=ISNUMBER(FIND(&quot;Hecho&quot;;[.A87]))" office:value-type="boolean" office:boolean-value="false">
            <text:p>FALSE</text:p>
          </table:table-cell>
          <table:table-cell table:formula="oooc:=IF([.C87];MID([.A87]; FIND(&quot;Hecho&quot;;[.A87])-1;1000);&quot;&quot;)">
            <text:p/>
          </table:table-cell>
          <table:table-cell table:formula="oooc:=ISNUMBER(FIND(&quot;%&quot;;[.D87]))" office:value-type="boolean" office:boolean-value="false">
            <text:p>FALSE</text:p>
          </table:table-cell>
          <table:table-cell table:formula="oooc:=IF(OR([.B87];[.E87]);1;0)" office:value-type="float" office:value="0">
            <text:p>0</text:p>
          </table:table-cell>
          <table:table-cell/>
          <table:table-cell table:number-columns-repeated="2"/>
          <table:table-cell table:formula="oooc:=[.F87]*[.G87]" office:value-type="float" office:value="0">
            <text:p>0</text:p>
          </table:table-cell>
          <table:table-cell table:number-columns-repeated="4"/>
        </table:table-row>
        <table:table-row table:style-name="ro6">
          <table:table-cell table:style-name="ce2" office:value-type="string">
            <text:p>Interfaz de usuario </text:p>
          </table:table-cell>
          <table:table-cell table:formula="oooc:=ISNUMBER(FIND(&quot;Pendiente&quot;;[.A88]))" office:value-type="boolean" office:boolean-value="false">
            <text:p>FALSE</text:p>
          </table:table-cell>
          <table:table-cell table:formula="oooc:=ISNUMBER(FIND(&quot;Hecho&quot;;[.A88]))" office:value-type="boolean" office:boolean-value="false">
            <text:p>FALSE</text:p>
          </table:table-cell>
          <table:table-cell table:style-name="ce2" table:formula="oooc:=IF([.C88];MID([.A88]; FIND(&quot;Hecho&quot;;[.A88])-1;1000);&quot;&quot;)">
            <text:p/>
          </table:table-cell>
          <table:table-cell table:formula="oooc:=ISNUMBER(FIND(&quot;%&quot;;[.D88]))" office:value-type="boolean" office:boolean-value="false">
            <text:p>FALSE</text:p>
          </table:table-cell>
          <table:table-cell table:formula="oooc:=IF(OR([.B88];[.E88]);1;0)" office:value-type="float" office:value="0">
            <text:p>0</text:p>
          </table:table-cell>
          <table:table-cell/>
          <table:table-cell table:number-columns-repeated="2"/>
          <table:table-cell table:formula="oooc:=[.F88]*[.G88]" office:value-type="float" office:value="0">
            <text:p>0</text:p>
          </table:table-cell>
          <table:table-cell table:number-columns-repeated="4"/>
        </table:table-row>
        <table:table-row table:style-name="ro6">
          <table:table-cell office:value-type="string">
            <text:p>Métodos de <text:a xlink:href="http://wiki.localbayes.es/NameBlock">NameBlock</text:a>(Hecho) </text:p>
          </table:table-cell>
          <table:table-cell table:formula="oooc:=ISNUMBER(FIND(&quot;Pendiente&quot;;[.A89]))" office:value-type="boolean" office:boolean-value="false">
            <text:p>FALSE</text:p>
          </table:table-cell>
          <table:table-cell table:formula="oooc:=ISNUMBER(FIND(&quot;Hecho&quot;;[.A89]))" office:value-type="boolean" office:boolean-value="true">
            <text:p>TRUE</text:p>
          </table:table-cell>
          <table:table-cell table:formula="oooc:=IF([.C89];MID([.A89]; FIND(&quot;Hecho&quot;;[.A89])-1;1000);&quot;&quot;)" office:value-type="string" office:string-value="(Hecho) ">
            <text:p>(Hecho) </text:p>
          </table:table-cell>
          <table:table-cell table:formula="oooc:=ISNUMBER(FIND(&quot;%&quot;;[.D89]))" office:value-type="boolean" office:boolean-value="false">
            <text:p>FALSE</text:p>
          </table:table-cell>
          <table:table-cell table:formula="oooc:=IF(OR([.B89];[.E89]);1;0)" office:value-type="float" office:value="0">
            <text:p>0</text:p>
          </table:table-cell>
          <table:table-cell/>
          <table:table-cell table:number-columns-repeated="2"/>
          <table:table-cell table:formula="oooc:=[.F89]*[.G89]" office:value-type="float" office:value="0">
            <text:p>0</text:p>
          </table:table-cell>
          <table:table-cell table:number-columns-repeated="4"/>
        </table:table-row>
        <table:table-row table:style-name="ro6">
          <table:table-cell office:value-type="string">
            <text:p>Métodos de VMatrix (Pendiente) </text:p>
          </table:table-cell>
          <table:table-cell table:formula="oooc:=ISNUMBER(FIND(&quot;Pendiente&quot;;[.A90]))" office:value-type="boolean" office:boolean-value="true">
            <text:p>TRUE</text:p>
          </table:table-cell>
          <table:table-cell table:formula="oooc:=ISNUMBER(FIND(&quot;Hecho&quot;;[.A90]))" office:value-type="boolean" office:boolean-value="false">
            <text:p>FALSE</text:p>
          </table:table-cell>
          <table:table-cell table:formula="oooc:=IF([.C90];MID([.A90]; FIND(&quot;Hecho&quot;;[.A90])-1;1000);&quot;&quot;)">
            <text:p/>
          </table:table-cell>
          <table:table-cell table:formula="oooc:=ISNUMBER(FIND(&quot;%&quot;;[.D90]))" office:value-type="boolean" office:boolean-value="false">
            <text:p>FALSE</text:p>
          </table:table-cell>
          <table:table-cell table:formula="oooc:=IF(OR([.B90];[.E90]);1;0)" office:value-type="float" office:value="1">
            <text:p>1</text:p>
          </table:table-cell>
          <table:table-cell office:value-type="float" office:value="5">
            <text:p>5</text:p>
          </table:table-cell>
          <table:table-cell table:number-columns-repeated="2"/>
          <table:table-cell table:formula="oooc:=[.F90]*[.G90]" office:value-type="float" office:value="5">
            <text:p>5</text:p>
          </table:table-cell>
          <table:table-cell table:number-columns-repeated="4"/>
        </table:table-row>
        <table:table-row table:style-name="ro6">
          <table:table-cell office:value-type="string">
            <text:p>Sistema de manejo de la base de datos (Pendiente) </text:p>
          </table:table-cell>
          <table:table-cell table:formula="oooc:=ISNUMBER(FIND(&quot;Pendiente&quot;;[.A91]))" office:value-type="boolean" office:boolean-value="true">
            <text:p>TRUE</text:p>
          </table:table-cell>
          <table:table-cell table:formula="oooc:=ISNUMBER(FIND(&quot;Hecho&quot;;[.A91]))" office:value-type="boolean" office:boolean-value="false">
            <text:p>FALSE</text:p>
          </table:table-cell>
          <table:table-cell table:formula="oooc:=IF([.C91];MID([.A91]; FIND(&quot;Hecho&quot;;[.A91])-1;1000);&quot;&quot;)">
            <text:p/>
          </table:table-cell>
          <table:table-cell table:formula="oooc:=ISNUMBER(FIND(&quot;%&quot;;[.D91]))" office:value-type="boolean" office:boolean-value="false">
            <text:p>FALSE</text:p>
          </table:table-cell>
          <table:table-cell table:formula="oooc:=IF(OR([.B91];[.E91]);1;0)" office:value-type="float" office:value="1">
            <text:p>1</text:p>
          </table:table-cell>
          <table:table-cell office:value-type="float" office:value="40">
            <text:p>40</text:p>
          </table:table-cell>
          <table:table-cell table:number-columns-repeated="2"/>
          <table:table-cell table:formula="oooc:=[.F91]*[.G91]" office:value-type="float" office:value="40">
            <text:p>40</text:p>
          </table:table-cell>
          <table:table-cell table:number-columns-repeated="4"/>
        </table:table-row>
      </table:table>
      <table:table table:name="Hoja2" table:style-name="ta1" table:print="false">
        <table:table-column table:style-name="co5" table:default-cell-style-name="Default"/>
        <table:table-row table:style-name="ro10">
          <table:table-cell/>
        </table:table-row>
      </table:table>
      <table:table table:name="Hoja3" table:style-name="ta1" table:print="false">
        <table:table-column table:style-name="co5" table:default-cell-style-name="Default"/>
        <table:table-row table:style-name="ro10">
          <table:table-cell/>
        </table:table-row>
      </table:table>
      <table:database-ranges>
        <table:database-range table:target-range-address="Hoja1.A1:Hoja1.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2">22/10/2008</text:date>, <text:time>19:25:4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0-22T19:25:44</dc:date>
    <meta:editing-cycles>9</meta:editing-cycles>
    <meta:editing-duration>P1DT9H31M39S</meta:editing-duration>
    <meta:user-defined meta:name="Información 1"/>
    <meta:user-defined meta:name="Información 2"/>
    <meta:user-defined meta:name="Información 3"/>
    <meta:user-defined meta:name="Información 4"/>
    <meta:document-statistic meta:table-count="3" meta:cell-count="734"/>
  </office:meta>
</office:document-meta>
</file>